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string-value="Decoder">
            <text:p>Decoder</text:p>
          </table:table-cell>
          <table:table-cell table:style-name="pd1" office:value-type="string" office:string-value="Encoder">
            <text:p>Encoder</text:p>
          </table:table-cell>
        </table:table-row>
        <table:table-row>
          <table:table-cell office:value-type="float" office:value="16.6692">
            <text:p>16.669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.85879">
            <text:p>6.8587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5.58">
            <text:p>15.5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2915">
            <text:p>10.291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.9646">
            <text:p>14.964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.27255">
            <text:p>5.2725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2007">
            <text:p>10.200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.52607">
            <text:p>1.5260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.4186">
            <text:p>15.418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7.86542">
            <text:p>7.8654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8.2118">
            <text:p>18.211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2566">
            <text:p>10.256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.04272">
            <text:p>5.0427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.58588">
            <text:p>5.5858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0536">
            <text:p>10.053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.97346">
            <text:p>6.9734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.9432">
            <text:p>4.943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95018">
            <text:p>9.9501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.5148">
            <text:p>15.514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2157">
            <text:p>11.215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.7334">
            <text:p>13.733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.20111">
            <text:p>1.2011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.56384">
            <text:p>5.5638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4.2165">
            <text:p>14.216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9723">
            <text:p>10.972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7.12863">
            <text:p>7.1286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84">
            <text:p>10.8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5001">
            <text:p>8.50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0736">
            <text:p>10.073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4.3446">
            <text:p>14.344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.49312">
            <text:p>5.4931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.54997">
            <text:p>1.5499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5849">
            <text:p>10.584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.85412">
            <text:p>7.8541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2833">
            <text:p>12.283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3384">
            <text:p>8.338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.63381">
            <text:p>6.6338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.0792">
            <text:p>17.079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.9895">
            <text:p>15.989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33404">
            <text:p>8.3340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.3494">
            <text:p>2.349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54665">
            <text:p>8.5466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5.74855">
            <text:p>5.7485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.83247">
            <text:p>2.8324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.5935">
            <text:p>14.593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4834">
            <text:p>10.483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.78722">
            <text:p>1.7872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.61528">
            <text:p>3.6152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.4155">
            <text:p>14.415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4.367">
            <text:p>14.36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.86477">
            <text:p>6.8647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81298">
            <text:p>8.8129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4.4398">
            <text:p>14.439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7.17484">
            <text:p>7.1748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2815">
            <text:p>11.281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.4725">
            <text:p>13.472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3517">
            <text:p>10.351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.96108">
            <text:p>4.9610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1442">
            <text:p>12.144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4814">
            <text:p>10.481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.6838">
            <text:p>14.683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.60486">
            <text:p>6.6048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.9825">
            <text:p>13.982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962">
            <text:p>12.96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7.6143">
            <text:p>17.614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7.0212">
            <text:p>17.021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.28">
            <text:p>14.2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87712">
            <text:p>9.8771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6106">
            <text:p>11.610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.92536">
            <text:p>6.9253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.2125">
            <text:p>16.212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.71446">
            <text:p>7.7144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04464">
            <text:p>9.0446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.1706">
            <text:p>13.170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9676">
            <text:p>8.967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8606">
            <text:p>10.860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.3686">
            <text:p>16.368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2704">
            <text:p>12.270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5.28148">
            <text:p>5.2814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.5653">
            <text:p>17.565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.0928">
            <text:p>13.092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7196">
            <text:p>10.719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4.426">
            <text:p>14.42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4218">
            <text:p>10.421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8627">
            <text:p>9.862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.5954">
            <text:p>4.595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.93644">
            <text:p>6.9364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4.91874">
            <text:p>4.9187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6989">
            <text:p>10.698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9455">
            <text:p>12.945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.54751">
            <text:p>5.5475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3861">
            <text:p>12.386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4791">
            <text:p>11.479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4.9807">
            <text:p>14.980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.60288">
            <text:p>7.6028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46725">
            <text:p>8.4672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5.4257">
            <text:p>15.425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47997">
            <text:p>8.4799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7.3846">
            <text:p>7.384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.0581">
            <text:p>17.058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4422">
            <text:p>9.442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.94381">
            <text:p>2.9438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.749">
            <text:p>13.74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.2406">
            <text:p>6.240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.71212">
            <text:p>6.7121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3122">
            <text:p>10.312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58688">
            <text:p>8.5868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.58197">
            <text:p>1.5819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89226">
            <text:p>8.8922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4.0998">
            <text:p>24.099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.2287">
            <text:p>16.228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.08179">
            <text:p>2.0817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.0281">
            <text:p>16.028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.3139">
            <text:p>15.313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.8956">
            <text:p>4.895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4.03417">
            <text:p>4.0341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60306">
            <text:p>9.6030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.9024">
            <text:p>16.902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6681">
            <text:p>11.668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.1604">
            <text:p>14.160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5494">
            <text:p>12.549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7732">
            <text:p>10.773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.2424">
            <text:p>14.242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.32486">
            <text:p>1.3248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4.2895">
            <text:p>14.28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.3775">
            <text:p>13.377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.7433">
            <text:p>15.743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1767">
            <text:p>12.176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9.8011">
            <text:p>19.801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-2.49354">
            <text:p>-2.4935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10427">
            <text:p>8.1042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941873">
            <text:p>0.94187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.71546">
            <text:p>3.7154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.95958">
            <text:p>6.9595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.07235">
            <text:p>7.0723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5.83412">
            <text:p>5.8341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.74995">
            <text:p>3.749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7823">
            <text:p>12.782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1063">
            <text:p>12.106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.90781">
            <text:p>4.9078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3226">
            <text:p>10.322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9.8314">
            <text:p>19.831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8063">
            <text:p>10.806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5731">
            <text:p>11.573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448751">
            <text:p>0.44875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.50476">
            <text:p>5.5047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.7391">
            <text:p>3.739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90145">
            <text:p>8.9014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.41118">
            <text:p>6.4111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8.8686">
            <text:p>18.868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2996">
            <text:p>11.299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59604">
            <text:p>8.5960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.9096">
            <text:p>15.909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.46003">
            <text:p>1.4600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.065">
            <text:p>13.06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72725">
            <text:p>8.7272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9852">
            <text:p>11.985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44748">
            <text:p>9.4474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5.9203">
            <text:p>15.920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.5135">
            <text:p>14.513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.3643">
            <text:p>15.364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8596">
            <text:p>11.859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.8932">
            <text:p>7.893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.89675">
            <text:p>6.8967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4.2261">
            <text:p>14.226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4.2331">
            <text:p>14.233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8516">
            <text:p>11.851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.3886">
            <text:p>15.388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7.8822">
            <text:p>17.882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4.4041">
            <text:p>14.404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9165">
            <text:p>11.916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5.64418">
            <text:p>5.6441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.35152">
            <text:p>6.3515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-0.728706">
            <text:p>-0.72870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9.6387">
            <text:p>19.638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.8696">
            <text:p>14.869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78554">
            <text:p>9.7855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7.59661">
            <text:p>7.5966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64254">
            <text:p>9.6425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7004">
            <text:p>10.700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7.93147">
            <text:p>7.9314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.47209">
            <text:p>3.4720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2633">
            <text:p>11.263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.91243">
            <text:p>3.9124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8.7426">
            <text:p>18.742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5804">
            <text:p>11.580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.49007">
            <text:p>5.4900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80782">
            <text:p>9.8078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70543">
            <text:p>9.7054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.67951">
            <text:p>6.6795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6426">
            <text:p>11.642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.2541">
            <text:p>6.254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4.7973">
            <text:p>14.797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.3185">
            <text:p>15.318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.13199">
            <text:p>6.1319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9427">
            <text:p>11.942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5596">
            <text:p>10.559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4.28073">
            <text:p>4.2807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5528">
            <text:p>10.552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5259">
            <text:p>10.525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71329">
            <text:p>9.7132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09885">
            <text:p>8.0988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0.61964">
            <text:p>0.6196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6797">
            <text:p>11.679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6405">
            <text:p>12.640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4.4437">
            <text:p>14.443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3628">
            <text:p>12.362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3338">
            <text:p>11.333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.7464">
            <text:p>13.746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.7905">
            <text:p>16.790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6.7732">
            <text:p>16.773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.89237">
            <text:p>6.8923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5.6663">
            <text:p>15.666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8.8918">
            <text:p>18.891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.2504">
            <text:p>14.250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6872">
            <text:p>10.687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26403">
            <text:p>8.2640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1669">
            <text:p>10.166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63877">
            <text:p>8.6387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.42142">
            <text:p>6.4214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.4555">
            <text:p>16.455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1654">
            <text:p>10.165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.74498">
            <text:p>4.7449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.22239">
            <text:p>1.2223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.8266">
            <text:p>13.826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34324">
            <text:p>9.3432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9632">
            <text:p>12.963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.79799">
            <text:p>7.7979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3628">
            <text:p>12.362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18667">
            <text:p>9.1866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5.32687">
            <text:p>5.3268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8.0497">
            <text:p>18.049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.5653">
            <text:p>14.565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5287">
            <text:p>11.528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.0879">
            <text:p>13.087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.029">
            <text:p>14.02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.3768">
            <text:p>13.376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.53022">
            <text:p>1.5302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4.56111">
            <text:p>4.5611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.68309">
            <text:p>5.6830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23592">
            <text:p>8.2359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.03284">
            <text:p>7.0328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88775">
            <text:p>8.8877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2612">
            <text:p>10.261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5779">
            <text:p>10.577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6.7083">
            <text:p>16.708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4.2504">
            <text:p>14.250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051">
            <text:p>12.05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.29184">
            <text:p>7.2918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61031">
            <text:p>9.6103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0.470123">
            <text:p>0.47012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4.5717">
            <text:p>14.571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32952">
            <text:p>9.3295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2584">
            <text:p>11.258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.4689">
            <text:p>13.468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.82334">
            <text:p>4.8233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0858">
            <text:p>10.085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6.8911">
            <text:p>16.891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.47044">
            <text:p>5.4704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756">
            <text:p>10.75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9776">
            <text:p>11.977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4027">
            <text:p>11.402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.963">
            <text:p>16.96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.73154">
            <text:p>7.7315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.4146">
            <text:p>13.414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07111">
            <text:p>9.0711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.63295">
            <text:p>5.632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0737">
            <text:p>10.073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.47953">
            <text:p>6.4795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.03836">
            <text:p>6.0383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01933">
            <text:p>8.0193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4.6572">
            <text:p>14.657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7158">
            <text:p>11.715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1763">
            <text:p>12.176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5.4736">
            <text:p>15.473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7273">
            <text:p>11.727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.56393">
            <text:p>3.5639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883">
            <text:p>12.88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.30587">
            <text:p>6.3058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.96972">
            <text:p>2.9697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.9133">
            <text:p>13.913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4.47348">
            <text:p>4.4734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8963">
            <text:p>11.896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306">
            <text:p>12.30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.62953">
            <text:p>4.6295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.07495">
            <text:p>1.074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-1.96254">
            <text:p>-1.9625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.01154">
            <text:p>3.0115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.31672">
            <text:p>1.3167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.1262">
            <text:p>15.126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7.53989">
            <text:p>7.5398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57428">
            <text:p>9.5742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72292">
            <text:p>9.7229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6015">
            <text:p>11.601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7.2635">
            <text:p>17.263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66837">
            <text:p>8.6683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.4926">
            <text:p>19.492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7795">
            <text:p>11.77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7.00233">
            <text:p>7.0023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.65998">
            <text:p>3.6599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47449">
            <text:p>8.4744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.3045">
            <text:p>13.304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.5585">
            <text:p>17.558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8825">
            <text:p>10.882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.5645">
            <text:p>14.564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.8459">
            <text:p>14.845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.38285">
            <text:p>2.3828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.45856">
            <text:p>1.4585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.4873">
            <text:p>19.487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.6127">
            <text:p>13.612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0516">
            <text:p>10.051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.3513">
            <text:p>7.351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4.2852">
            <text:p>14.285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1408">
            <text:p>11.140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-1.14802">
            <text:p>-1.1480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8114">
            <text:p>12.811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.6523">
            <text:p>14.652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9.8145">
            <text:p>19.814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8768">
            <text:p>10.876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.4269">
            <text:p>15.426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7.85722">
            <text:p>7.8572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5614">
            <text:p>12.561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8.2545">
            <text:p>18.254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06352">
            <text:p>8.0635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8916">
            <text:p>11.891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-3.03081">
            <text:p>-3.0308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36874">
            <text:p>8.3687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8725">
            <text:p>10.872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5719">
            <text:p>11.571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.02285">
            <text:p>1.0228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.07694">
            <text:p>6.0769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.52031">
            <text:p>3.5203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6.8816">
            <text:p>16.881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.3911">
            <text:p>17.391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.9665">
            <text:p>14.966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1956">
            <text:p>12.195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5.91007">
            <text:p>5.9100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4.1778">
            <text:p>14.177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27115">
            <text:p>8.2711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.9819">
            <text:p>1.981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.3156">
            <text:p>13.315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07015">
            <text:p>9.0701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3634">
            <text:p>12.363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17614">
            <text:p>9.1761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81782">
            <text:p>9.8178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5657">
            <text:p>10.565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.34251">
            <text:p>7.3425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883">
            <text:p>12.88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5.87972">
            <text:p>5.8797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3769">
            <text:p>12.376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5.0265">
            <text:p>15.026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.2309">
            <text:p>17.230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73017">
            <text:p>8.7301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.61818">
            <text:p>6.6181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.26989">
            <text:p>6.2698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7541">
            <text:p>10.754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.2096">
            <text:p>16.209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.2094">
            <text:p>16.209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9.574">
            <text:p>19.57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8026">
            <text:p>11.802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3311">
            <text:p>11.331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.5494">
            <text:p>16.549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4894">
            <text:p>11.489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4355">
            <text:p>10.435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.77376">
            <text:p>7.7737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8.5427">
            <text:p>18.542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5611">
            <text:p>10.561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3139">
            <text:p>10.313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.93208">
            <text:p>7.9320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.4442">
            <text:p>14.444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6475">
            <text:p>9.647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8516">
            <text:p>11.851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4637">
            <text:p>10.463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5.474">
            <text:p>15.47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8.7726">
            <text:p>18.772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.67777">
            <text:p>3.6777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88636">
            <text:p>9.8863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.1001">
            <text:p>6.10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.9472">
            <text:p>13.947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4.4947">
            <text:p>14.494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0701">
            <text:p>10.070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.3526">
            <text:p>20.352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.8676">
            <text:p>13.867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.18229">
            <text:p>6.1822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5.1958">
            <text:p>15.195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.6377">
            <text:p>15.637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.73737">
            <text:p>2.7373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8357">
            <text:p>12.835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.80664">
            <text:p>5.8066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4.0364">
            <text:p>14.036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79714">
            <text:p>9.7971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7286">
            <text:p>10.728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.48963">
            <text:p>1.4896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8314">
            <text:p>10.831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.28156">
            <text:p>2.2815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.3511">
            <text:p>14.351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7.3909">
            <text:p>7.390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55018">
            <text:p>9.5501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7.96549">
            <text:p>7.9654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4631">
            <text:p>11.463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.2639">
            <text:p>13.263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37168">
            <text:p>8.3716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.9741">
            <text:p>13.974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.7373">
            <text:p>13.737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.90531">
            <text:p>6.9053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.64231">
            <text:p>1.6423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4636">
            <text:p>10.463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72301">
            <text:p>9.7230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.08623">
            <text:p>7.0862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5827">
            <text:p>10.582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8.9306">
            <text:p>18.930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7.6128">
            <text:p>17.612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1658">
            <text:p>12.165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.85689">
            <text:p>5.8568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.58784">
            <text:p>2.5878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6.9641">
            <text:p>16.964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6638">
            <text:p>11.663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2734">
            <text:p>11.273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14142">
            <text:p>8.1414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5.6031">
            <text:p>15.603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61242">
            <text:p>9.6124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7194">
            <text:p>11.719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57062">
            <text:p>8.5706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9293">
            <text:p>12.929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3845">
            <text:p>10.384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50194">
            <text:p>9.5019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0749">
            <text:p>12.074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.6772">
            <text:p>3.677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.8911">
            <text:p>17.891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1367">
            <text:p>10.136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4279">
            <text:p>12.427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8393">
            <text:p>12.839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4.87196">
            <text:p>4.8719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46688">
            <text:p>8.4668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.5264">
            <text:p>15.526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5.85899">
            <text:p>5.8589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.1605">
            <text:p>14.160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1713">
            <text:p>11.171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4777">
            <text:p>11.477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8475">
            <text:p>12.847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83771">
            <text:p>8.8377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73748">
            <text:p>8.7374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8396">
            <text:p>11.839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4045">
            <text:p>12.404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49263">
            <text:p>9.4926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4.975">
            <text:p>14.97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1529">
            <text:p>10.152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.0171">
            <text:p>13.017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2135">
            <text:p>11.213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.16516">
            <text:p>3.1651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.17138">
            <text:p>3.1713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.39513">
            <text:p>6.3951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6969">
            <text:p>11.696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47326">
            <text:p>9.4732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8.3902">
            <text:p>18.390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13268">
            <text:p>8.1326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33943">
            <text:p>8.3394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8134">
            <text:p>9.813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.24513">
            <text:p>4.2451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0186">
            <text:p>10.018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.32276">
            <text:p>7.3227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56">
            <text:p>12.5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5.79654">
            <text:p>5.7965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.37545">
            <text:p>5.3754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1399">
            <text:p>11.139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31387">
            <text:p>9.3138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6894">
            <text:p>11.689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2173">
            <text:p>11.217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.7732">
            <text:p>20.773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.64943">
            <text:p>1.6494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.16108">
            <text:p>7.1610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8272">
            <text:p>10.827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8.0036">
            <text:p>18.003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108831">
            <text:p>0.10883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5.87292">
            <text:p>5.8729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9.9873">
            <text:p>19.987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.7927">
            <text:p>16.792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5.36604">
            <text:p>5.3660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.16917">
            <text:p>2.1691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0.2554">
            <text:p>20.255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8085">
            <text:p>10.808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.7767">
            <text:p>14.776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.9598">
            <text:p>16.959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2062">
            <text:p>11.206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6273">
            <text:p>11.627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.2954">
            <text:p>14.295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.5804">
            <text:p>15.580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334">
            <text:p>11.33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6.094">
            <text:p>16.09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.524">
            <text:p>16.52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1667">
            <text:p>12.166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.4658">
            <text:p>13.465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2.2857">
            <text:p>22.285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31924">
            <text:p>9.3192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6962">
            <text:p>10.696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4081">
            <text:p>11.408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8.2655">
            <text:p>18.265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4.6589">
            <text:p>14.658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.4254">
            <text:p>2.425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.37146">
            <text:p>6.3714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.8656">
            <text:p>15.865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1069">
            <text:p>10.106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.1839">
            <text:p>14.183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08243">
            <text:p>8.0824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.2689">
            <text:p>15.268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5.177">
            <text:p>15.17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.1569">
            <text:p>17.156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4.4369">
            <text:p>14.436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0215">
            <text:p>12.021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.86115">
            <text:p>3.8611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.46265">
            <text:p>4.4626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8.8518">
            <text:p>18.851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4.60418">
            <text:p>4.6041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09642">
            <text:p>9.0964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5.93592">
            <text:p>5.9359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.25888">
            <text:p>6.2588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6699">
            <text:p>11.669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.38052">
            <text:p>3.3805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4421">
            <text:p>12.442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0832">
            <text:p>10.083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6.6149">
            <text:p>16.614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1954">
            <text:p>12.195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9589">
            <text:p>10.958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9.812">
            <text:p>19.81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5.8941">
            <text:p>15.894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66761">
            <text:p>8.6676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4.0389">
            <text:p>14.038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.83037">
            <text:p>3.8303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787">
            <text:p>11.78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.1816">
            <text:p>13.181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4.1925">
            <text:p>14.192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7.4872">
            <text:p>17.487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4.1808">
            <text:p>14.180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9614">
            <text:p>10.961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81471">
            <text:p>9.8147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9582">
            <text:p>12.958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.1338">
            <text:p>13.133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.85384">
            <text:p>6.8538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.9388">
            <text:p>16.938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.87999">
            <text:p>5.8799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5.8291">
            <text:p>15.829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9413">
            <text:p>11.941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.6868">
            <text:p>20.686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02003">
            <text:p>8.0200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4021">
            <text:p>11.402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.21984">
            <text:p>5.2198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8.4426">
            <text:p>18.442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78163">
            <text:p>8.7816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.8483">
            <text:p>2.848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.93302">
            <text:p>6.9330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2919">
            <text:p>12.291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.9091">
            <text:p>16.909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.6824">
            <text:p>14.682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2264">
            <text:p>10.226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.1939">
            <text:p>13.193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7324">
            <text:p>11.732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.64302">
            <text:p>4.6430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.20476">
            <text:p>5.2047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.9642">
            <text:p>13.964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3236">
            <text:p>8.323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.24785">
            <text:p>3.2478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.3981">
            <text:p>13.398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36273">
            <text:p>9.3627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.2474">
            <text:p>14.247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.59816">
            <text:p>6.5981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7.4449">
            <text:p>17.444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58115">
            <text:p>9.5811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.49282">
            <text:p>6.4928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6.5034">
            <text:p>16.503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.8451">
            <text:p>16.845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50409">
            <text:p>9.5040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.60873">
            <text:p>7.6087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4417">
            <text:p>11.441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.5742">
            <text:p>19.574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8.1796">
            <text:p>18.179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30148">
            <text:p>9.3014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959">
            <text:p>11.95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.7617">
            <text:p>16.761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8.0938">
            <text:p>18.093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3614">
            <text:p>12.361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23659">
            <text:p>9.2365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6.4467">
            <text:p>16.446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4.54544">
            <text:p>4.5454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.46291">
            <text:p>7.4629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.5196">
            <text:p>15.519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4973">
            <text:p>10.497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4.24675">
            <text:p>4.2467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5275">
            <text:p>11.527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7.20504">
            <text:p>7.2050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.18745">
            <text:p>3.1874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8574">
            <text:p>12.857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45367">
            <text:p>8.4536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.1174">
            <text:p>2.117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47144">
            <text:p>8.4714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.83232">
            <text:p>4.8323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.6788">
            <text:p>13.678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5355">
            <text:p>10.535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7.58209">
            <text:p>7.5820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5.2647">
            <text:p>5.264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5033">
            <text:p>10.503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55451">
            <text:p>9.5545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8.9596">
            <text:p>18.959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6851">
            <text:p>12.685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7.09286">
            <text:p>7.0928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6.6165">
            <text:p>16.616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6351">
            <text:p>10.635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4102">
            <text:p>12.410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74589">
            <text:p>9.7458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.4913">
            <text:p>13.491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5421">
            <text:p>10.542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69613">
            <text:p>8.6961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0402">
            <text:p>12.040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.1618">
            <text:p>14.161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.50604">
            <text:p>6.5060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74867">
            <text:p>8.7486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.7433">
            <text:p>13.743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.3326">
            <text:p>16.332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7.55624">
            <text:p>7.5562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4.7884">
            <text:p>14.788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4.9265">
            <text:p>14.926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7.94059">
            <text:p>7.9405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.16578">
            <text:p>6.1657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9438">
            <text:p>12.943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4279">
            <text:p>12.427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.3244">
            <text:p>13.324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3889">
            <text:p>12.388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.6108">
            <text:p>13.610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88589">
            <text:p>9.8858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.7174">
            <text:p>19.717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7892">
            <text:p>11.789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.7372">
            <text:p>17.737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.80554">
            <text:p>3.8055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2302">
            <text:p>12.230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3012">
            <text:p>11.301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.2722">
            <text:p>13.272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.1031">
            <text:p>13.103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1603">
            <text:p>11.160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.237">
            <text:p>16.23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62049">
            <text:p>9.6204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1151">
            <text:p>11.115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8.9221">
            <text:p>18.922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6812">
            <text:p>11.681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6.4119">
            <text:p>16.411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.39291">
            <text:p>3.3929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0632">
            <text:p>10.063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.3176">
            <text:p>14.317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7.7121">
            <text:p>17.712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.4514">
            <text:p>15.451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.225">
            <text:p>13.22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3453">
            <text:p>11.345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2065">
            <text:p>12.206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.22527">
            <text:p>6.2252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0.565455">
            <text:p>0.56545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7.34018">
            <text:p>7.3401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.6777">
            <text:p>16.677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.53642">
            <text:p>5.5364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6.8309">
            <text:p>16.830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7.5801">
            <text:p>17.580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.4917">
            <text:p>13.491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9828">
            <text:p>10.982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.12086">
            <text:p>6.1208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.9137">
            <text:p>13.913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1093">
            <text:p>12.109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1048">
            <text:p>12.104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84579">
            <text:p>8.8457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0.821442">
            <text:p>0.82144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0.7208">
            <text:p>20.720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.4853">
            <text:p>5.485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406">
            <text:p>12.40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8855">
            <text:p>10.885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1592">
            <text:p>10.159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7.59437">
            <text:p>7.5943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5216">
            <text:p>12.521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6.104">
            <text:p>16.10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.197">
            <text:p>17.19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4.0927">
            <text:p>14.092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.217">
            <text:p>13.21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.49389">
            <text:p>6.4938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.75694">
            <text:p>7.7569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10139">
            <text:p>8.1013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1.4621">
            <text:p>21.462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6.4422">
            <text:p>16.442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2934">
            <text:p>10.293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.7457">
            <text:p>16.745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5.3871">
            <text:p>15.387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.8227">
            <text:p>13.822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7.95124">
            <text:p>7.9512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2858">
            <text:p>12.285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9798">
            <text:p>9.979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86575">
            <text:p>9.8657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.4954">
            <text:p>15.495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2371">
            <text:p>12.237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4.2995">
            <text:p>14.299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.6057">
            <text:p>13.605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.29875">
            <text:p>3.2987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.4801">
            <text:p>14.48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7.69227">
            <text:p>7.6922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101">
            <text:p>9.10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0063">
            <text:p>10.006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5169">
            <text:p>10.516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5.3587">
            <text:p>15.358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.3783">
            <text:p>14.378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69692">
            <text:p>8.6969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.69812">
            <text:p>5.6981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4.3607">
            <text:p>14.360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7.4913">
            <text:p>7.491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4478">
            <text:p>11.447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3483">
            <text:p>11.348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4.7319">
            <text:p>14.731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68569">
            <text:p>9.6856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.5342">
            <text:p>20.534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.3655">
            <text:p>13.365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.97326">
            <text:p>7.9732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0689">
            <text:p>12.068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33611">
            <text:p>8.3361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.2511">
            <text:p>17.251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.4814">
            <text:p>15.481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88397">
            <text:p>8.8839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88206">
            <text:p>9.8820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8.9667">
            <text:p>18.966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.00325">
            <text:p>3.0032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.54213">
            <text:p>7.5421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.7415">
            <text:p>20.741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.51132">
            <text:p>7.5113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.109">
            <text:p>13.10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2193">
            <text:p>10.219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.63054">
            <text:p>4.6305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.56919">
            <text:p>2.5691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78446">
            <text:p>8.7844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.8202">
            <text:p>16.820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97784">
            <text:p>9.9778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.93375">
            <text:p>6.9337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.9354">
            <text:p>13.935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.0291">
            <text:p>14.029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3766">
            <text:p>10.376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7.9602">
            <text:p>17.960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8.7266">
            <text:p>18.726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.7761">
            <text:p>21.776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4.78869">
            <text:p>4.7886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.7017">
            <text:p>14.701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4.25982">
            <text:p>4.2598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.95307">
            <text:p>6.9530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.56093">
            <text:p>7.5609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97864">
            <text:p>9.9786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3892">
            <text:p>10.389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3161">
            <text:p>12.316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1085">
            <text:p>11.108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.20824">
            <text:p>6.2082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.05554">
            <text:p>1.0555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.68331">
            <text:p>6.6833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10099">
            <text:p>9.1009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41969">
            <text:p>9.4196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2058">
            <text:p>10.205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.0047">
            <text:p>14.004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.55666">
            <text:p>7.5566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.85688">
            <text:p>6.8568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5.1027">
            <text:p>15.102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6475">
            <text:p>12.647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0264">
            <text:p>11.026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7057">
            <text:p>11.705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28766">
            <text:p>0.2876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.6785">
            <text:p>16.678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166">
            <text:p>12.16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.31802">
            <text:p>6.3180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8.6065">
            <text:p>18.606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.1571">
            <text:p>15.157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3256">
            <text:p>12.325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.69195">
            <text:p>4.6919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70172">
            <text:p>8.7017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1176">
            <text:p>10.117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7913">
            <text:p>12.791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4109">
            <text:p>11.410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.76299">
            <text:p>6.7629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.2899">
            <text:p>13.289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5.7929">
            <text:p>15.792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.4567">
            <text:p>15.456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.37426">
            <text:p>7.3742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84861">
            <text:p>9.8486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4.5718">
            <text:p>14.571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.0147">
            <text:p>23.014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74844">
            <text:p>9.7484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5.1322">
            <text:p>15.132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.39168">
            <text:p>7.3916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0822">
            <text:p>12.082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90543">
            <text:p>8.9054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.9468">
            <text:p>13.946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46003">
            <text:p>8.4600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.9244">
            <text:p>14.924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04515">
            <text:p>8.0451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.5625">
            <text:p>13.562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3753">
            <text:p>12.375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.81898">
            <text:p>7.8189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.6605">
            <text:p>3.660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8262">
            <text:p>11.826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7.67791">
            <text:p>7.6779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71366">
            <text:p>9.7136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1.0398">
            <text:p>21.039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0376">
            <text:p>10.037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.54635">
            <text:p>4.5463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6662">
            <text:p>11.666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.6457">
            <text:p>13.645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6.2221">
            <text:p>16.222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2147">
            <text:p>10.214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.99257">
            <text:p>4.9925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.82238">
            <text:p>5.8223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.7571">
            <text:p>19.757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7833">
            <text:p>12.783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96919">
            <text:p>9.9691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.4069">
            <text:p>15.406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4915">
            <text:p>10.491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5.76766">
            <text:p>5.7676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5463">
            <text:p>11.546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8877">
            <text:p>9.887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7145">
            <text:p>11.714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4047">
            <text:p>12.404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.5007">
            <text:p>14.500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4.7819">
            <text:p>4.781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5857">
            <text:p>10.585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.6956">
            <text:p>14.695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.3302">
            <text:p>14.330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9.5035">
            <text:p>19.503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54957">
            <text:p>8.5495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3262">
            <text:p>12.326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.94376">
            <text:p>2.9437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.5411">
            <text:p>16.541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7434">
            <text:p>11.743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1429">
            <text:p>11.142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12752">
            <text:p>9.1275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.5609">
            <text:p>13.560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8073">
            <text:p>12.807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78136">
            <text:p>9.7813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2261">
            <text:p>11.226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0415">
            <text:p>12.041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975">
            <text:p>12.97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4.83513">
            <text:p>4.8351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0935">
            <text:p>11.093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8.6233">
            <text:p>18.623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4.85">
            <text:p>14.8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-1.37484">
            <text:p>-1.3748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5165">
            <text:p>11.516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.32513">
            <text:p>3.3251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.90393">
            <text:p>2.9039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8.0075">
            <text:p>18.007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65708">
            <text:p>9.6570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.4575">
            <text:p>14.457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9855">
            <text:p>11.985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7.35124">
            <text:p>7.3512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75464">
            <text:p>8.7546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6386">
            <text:p>10.638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49282">
            <text:p>8.4928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.31173">
            <text:p>5.3117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.1712">
            <text:p>20.171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4.6336">
            <text:p>14.633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.69875">
            <text:p>7.6987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.48434">
            <text:p>3.4843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.82053">
            <text:p>6.8205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72849">
            <text:p>9.7284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.6697">
            <text:p>16.669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80021">
            <text:p>9.8002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1.919">
            <text:p>21.91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0429">
            <text:p>11.042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5.714">
            <text:p>15.71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4095">
            <text:p>11.409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2481">
            <text:p>10.248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.2695">
            <text:p>15.269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6705">
            <text:p>11.670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4259">
            <text:p>12.425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4.7715">
            <text:p>14.771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0418">
            <text:p>10.041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.839">
            <text:p>3.83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.35195">
            <text:p>6.351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38823">
            <text:p>9.3882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.7208">
            <text:p>15.720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5.59529">
            <text:p>5.5952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4555">
            <text:p>12.455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.2801">
            <text:p>15.28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181">
            <text:p>10.18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.9379">
            <text:p>15.937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.20268">
            <text:p>7.2026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.5271">
            <text:p>17.527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4136">
            <text:p>11.413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1341">
            <text:p>10.134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40841">
            <text:p>8.4084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.0725">
            <text:p>13.072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9136">
            <text:p>11.913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8.2553">
            <text:p>18.255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3924">
            <text:p>10.392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0.339419">
            <text:p>0.33941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4458">
            <text:p>10.445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82707">
            <text:p>8.8270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9968">
            <text:p>11.996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6099">
            <text:p>10.609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.9319">
            <text:p>7.931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95518">
            <text:p>8.9551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1.7623">
            <text:p>21.762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.62312">
            <text:p>6.6231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.5412">
            <text:p>14.541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47782">
            <text:p>9.4778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5.8107">
            <text:p>15.810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5568">
            <text:p>10.556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.89416">
            <text:p>7.8941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93675">
            <text:p>9.9367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6215">
            <text:p>10.621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.6788">
            <text:p>14.678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.95">
            <text:p>14.9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.3935">
            <text:p>23.393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47675">
            <text:p>9.4767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6425">
            <text:p>11.642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0491">
            <text:p>8.049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.11217">
            <text:p>3.1121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86592">
            <text:p>8.8659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.1107">
            <text:p>13.110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5.5823">
            <text:p>15.582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7.178">
            <text:p>17.17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2303">
            <text:p>11.230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.8529">
            <text:p>13.852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4.2875">
            <text:p>14.287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81927">
            <text:p>8.8192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0356">
            <text:p>10.035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.57254">
            <text:p>6.5725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.978">
            <text:p>13.97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4082">
            <text:p>11.408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9671">
            <text:p>9.967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5.3781">
            <text:p>15.378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.67095">
            <text:p>4.6709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1398">
            <text:p>10.139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.2875">
            <text:p>13.287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8715">
            <text:p>11.871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.481">
            <text:p>13.48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6.5694">
            <text:p>16.569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.3222">
            <text:p>16.322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25966">
            <text:p>8.2596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.768">
            <text:p>3.76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52831">
            <text:p>8.5283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6.7959">
            <text:p>16.795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.78526">
            <text:p>7.7852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.74235">
            <text:p>7.7423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4.3322">
            <text:p>14.332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.23597">
            <text:p>7.2359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06398">
            <text:p>8.0639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0.37802">
            <text:p>0.3780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0577">
            <text:p>11.057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.96749">
            <text:p>3.9674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23287">
            <text:p>9.2328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.803">
            <text:p>15.80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5724">
            <text:p>10.572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52169">
            <text:p>9.5216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.77521">
            <text:p>6.7752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7.62709">
            <text:p>7.6270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6648">
            <text:p>10.664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.8459">
            <text:p>20.845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5.6368">
            <text:p>15.636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73822">
            <text:p>8.7382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.93905">
            <text:p>6.9390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.21456">
            <text:p>6.2145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50158">
            <text:p>8.5015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91181">
            <text:p>8.9118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8.8423">
            <text:p>18.842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.223">
            <text:p>15.22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5.60956">
            <text:p>5.6095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75695">
            <text:p>9.7569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8226">
            <text:p>12.822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24917">
            <text:p>8.2491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3208">
            <text:p>11.320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.23885">
            <text:p>6.2388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.6525">
            <text:p>13.652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.14315">
            <text:p>7.1431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.27187">
            <text:p>6.2718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3828">
            <text:p>12.382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5.1313">
            <text:p>15.131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1.8551">
            <text:p>21.855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63735">
            <text:p>8.6373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.44703">
            <text:p>1.4470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.70115">
            <text:p>3.7011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.95528">
            <text:p>3.9552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.79709">
            <text:p>6.7970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6456">
            <text:p>12.645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0714">
            <text:p>12.071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23615">
            <text:p>8.2361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69802">
            <text:p>9.6980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3303">
            <text:p>11.330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.50203">
            <text:p>6.5020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8.1737">
            <text:p>18.173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39704">
            <text:p>8.3970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2814">
            <text:p>11.281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.6616">
            <text:p>15.661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.03589">
            <text:p>7.0358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.0306">
            <text:p>14.030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.76147">
            <text:p>7.7614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2612">
            <text:p>10.261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757">
            <text:p>11.75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5.82424">
            <text:p>5.8242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7.5157">
            <text:p>17.515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4.9602">
            <text:p>14.960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.6978">
            <text:p>17.697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83763">
            <text:p>8.8376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.4705">
            <text:p>15.470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.48459">
            <text:p>6.4845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0.0672124">
            <text:p>0.067212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45821">
            <text:p>9.4582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1747">
            <text:p>10.174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.6483">
            <text:p>13.648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31034">
            <text:p>9.3103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55348">
            <text:p>9.5534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7.416">
            <text:p>17.41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59676">
            <text:p>8.5967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5.11825">
            <text:p>5.1182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.96259">
            <text:p>6.9625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0822">
            <text:p>12.082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9457">
            <text:p>11.945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.99542">
            <text:p>6.9954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8448">
            <text:p>11.844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4083">
            <text:p>10.408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.2608">
            <text:p>16.260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.4111">
            <text:p>14.411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.9537">
            <text:p>16.953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8.0575">
            <text:p>18.057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.28205">
            <text:p>3.2820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15795">
            <text:p>9.1579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1477">
            <text:p>10.147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4.6276">
            <text:p>14.627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5827">
            <text:p>12.582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.99227">
            <text:p>3.9922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33706">
            <text:p>9.3370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.87916">
            <text:p>6.8791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42122">
            <text:p>8.4212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9.8558">
            <text:p>19.855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0557">
            <text:p>11.055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5852">
            <text:p>12.585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.25261">
            <text:p>4.2526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4.98135">
            <text:p>4.9813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4501">
            <text:p>11.45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4.801">
            <text:p>14.8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4297">
            <text:p>11.429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28854">
            <text:p>8.2885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216">
            <text:p>11.21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4.88525">
            <text:p>4.8852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.80201">
            <text:p>6.8020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.8254">
            <text:p>16.825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.1847">
            <text:p>13.184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.8813">
            <text:p>13.881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5801">
            <text:p>10.580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.4996">
            <text:p>17.499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6884">
            <text:p>9.688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5.7745">
            <text:p>15.774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7.9617">
            <text:p>17.961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.53822">
            <text:p>5.5382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78337">
            <text:p>9.7833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.51399">
            <text:p>6.5139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6.7811">
            <text:p>16.781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5.51797">
            <text:p>5.5179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0.6259">
            <text:p>20.625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.3055">
            <text:p>13.305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-1.18863">
            <text:p>-1.1886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.99613">
            <text:p>2.9961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.22508">
            <text:p>6.2250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51343">
            <text:p>0.5134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8689">
            <text:p>10.868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7.2034">
            <text:p>17.203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5.2365">
            <text:p>15.236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3656">
            <text:p>8.365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21181">
            <text:p>9.2118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5.7999">
            <text:p>15.799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0186">
            <text:p>12.018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.51076">
            <text:p>7.5107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2112">
            <text:p>11.211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51791">
            <text:p>8.5179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.8131">
            <text:p>13.813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50104">
            <text:p>8.5010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.0369">
            <text:p>1.036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5857">
            <text:p>10.585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.2456">
            <text:p>16.245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7.1242">
            <text:p>17.124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.41364">
            <text:p>6.4136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9323">
            <text:p>12.932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7891">
            <text:p>10.789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14703">
            <text:p>9.1470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.91268">
            <text:p>5.9126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.0544">
            <text:p>13.054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4.9786">
            <text:p>4.978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.2561">
            <text:p>13.256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7.65152">
            <text:p>7.6515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.0523">
            <text:p>16.052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6463">
            <text:p>10.646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85813">
            <text:p>8.8581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.6498">
            <text:p>13.649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.6185">
            <text:p>15.618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.97">
            <text:p>5.9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.84561">
            <text:p>6.8456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.3971">
            <text:p>20.397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.6945">
            <text:p>17.694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.3973">
            <text:p>13.397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4.3128">
            <text:p>14.312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4.3958">
            <text:p>14.395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9371">
            <text:p>10.937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44223">
            <text:p>9.4422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5.15074">
            <text:p>5.1507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7954">
            <text:p>8.795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.35615">
            <text:p>3.3561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5.91654">
            <text:p>5.9165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6531">
            <text:p>12.653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.6353">
            <text:p>17.635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5.8699">
            <text:p>15.869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.1575">
            <text:p>4.157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4.4048">
            <text:p>14.404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6.3061">
            <text:p>16.306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0039">
            <text:p>12.003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.86325">
            <text:p>3.8632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.62954">
            <text:p>6.6295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.6834">
            <text:p>15.683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5141">
            <text:p>10.514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.2284">
            <text:p>13.228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.5293">
            <text:p>15.529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.0632">
            <text:p>15.063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8086">
            <text:p>11.808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.2259">
            <text:p>13.225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7893">
            <text:p>11.789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2344">
            <text:p>12.234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1452">
            <text:p>12.145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3068">
            <text:p>12.306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.69544">
            <text:p>5.6954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32464">
            <text:p>9.3246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7.309">
            <text:p>17.30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62544">
            <text:p>9.6254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9.6093">
            <text:p>19.609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.1061">
            <text:p>14.106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31919">
            <text:p>8.3191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7.76426">
            <text:p>7.7642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.2655">
            <text:p>16.265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4556">
            <text:p>10.455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8.4104">
            <text:p>18.410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.3969">
            <text:p>13.396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6063">
            <text:p>11.606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9667">
            <text:p>10.966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.1807">
            <text:p>15.180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0371">
            <text:p>10.037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34757">
            <text:p>9.3475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4004">
            <text:p>11.400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.4329">
            <text:p>13.432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9842">
            <text:p>11.984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.92855">
            <text:p>6.9285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7721">
            <text:p>11.772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8252">
            <text:p>12.825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7.32241">
            <text:p>7.3224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77047">
            <text:p>8.7704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.3922">
            <text:p>14.392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70827">
            <text:p>9.7082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.38822">
            <text:p>7.3882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6304">
            <text:p>12.630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.2806">
            <text:p>14.280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5.31016">
            <text:p>5.3101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.4528">
            <text:p>13.452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.57363">
            <text:p>3.5736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504">
            <text:p>9.50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.2189">
            <text:p>14.218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7.1822">
            <text:p>17.182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9.788">
            <text:p>19.78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7.0565">
            <text:p>17.056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3754">
            <text:p>11.375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2149">
            <text:p>10.214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.74977">
            <text:p>6.7497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4948">
            <text:p>12.494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606">
            <text:p>12.60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.0642">
            <text:p>13.064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.27486">
            <text:p>6.2748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3148">
            <text:p>11.314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.17592">
            <text:p>6.1759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88632">
            <text:p>9.8863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0293">
            <text:p>10.029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.47777">
            <text:p>2.4777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4.923">
            <text:p>14.92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7.52363">
            <text:p>7.5236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5034">
            <text:p>8.503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3998">
            <text:p>11.399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.0928">
            <text:p>15.092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.81985">
            <text:p>3.8198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.5338">
            <text:p>15.533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814">
            <text:p>10.81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.5569">
            <text:p>17.556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37592">
            <text:p>8.3759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905">
            <text:p>10.90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4.73718">
            <text:p>4.7371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78814">
            <text:p>9.7881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.21747">
            <text:p>6.2174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5.6537">
            <text:p>15.653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5664">
            <text:p>11.566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.45191">
            <text:p>6.4519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.3764">
            <text:p>14.376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.1048">
            <text:p>13.104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-0.709359">
            <text:p>-0.70935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5.5399">
            <text:p>15.539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.77168">
            <text:p>6.7716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64889">
            <text:p>8.6488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.45964">
            <text:p>3.4596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1.1079">
            <text:p>21.107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.42708">
            <text:p>1.4270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.1091">
            <text:p>13.109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.5727">
            <text:p>14.572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5.0101">
            <text:p>15.01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51557">
            <text:p>8.5155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.64761">
            <text:p>2.6476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.7619">
            <text:p>24.761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64172">
            <text:p>9.6417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.9664">
            <text:p>17.966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8.0029">
            <text:p>18.002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.49001">
            <text:p>4.4900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9388">
            <text:p>12.938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.43778">
            <text:p>7.4377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.75787">
            <text:p>7.7578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4.0994">
            <text:p>14.099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.5468">
            <text:p>14.546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1872">
            <text:p>11.187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4.3016">
            <text:p>14.301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.6304">
            <text:p>15.630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2454">
            <text:p>11.245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7852">
            <text:p>10.785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7978">
            <text:p>11.797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.85379">
            <text:p>7.8537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.03951">
            <text:p>1.0395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0702">
            <text:p>12.070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6214">
            <text:p>10.621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.15122">
            <text:p>6.1512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.84">
            <text:p>13.8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.26414">
            <text:p>3.2641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17968">
            <text:p>8.1796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.3114">
            <text:p>13.311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25004">
            <text:p>8.2500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5.8266">
            <text:p>15.826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.67627">
            <text:p>3.6762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7.5704">
            <text:p>17.570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.1409">
            <text:p>14.140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8853">
            <text:p>12.885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72256">
            <text:p>9.7225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.29328">
            <text:p>7.2932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9809">
            <text:p>12.980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6.9527">
            <text:p>16.952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5158">
            <text:p>12.515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811">
            <text:p>12.81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1662">
            <text:p>10.166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.3976">
            <text:p>17.397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0.5438">
            <text:p>20.543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45651">
            <text:p>9.4565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5.84012">
            <text:p>5.8401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4.10859">
            <text:p>4.1085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.5173">
            <text:p>13.517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9754">
            <text:p>11.975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84856">
            <text:p>9.8485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0888">
            <text:p>11.088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-1.34885">
            <text:p>-1.3488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6677">
            <text:p>10.667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9338">
            <text:p>11.933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4.6199">
            <text:p>4.619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7.71502">
            <text:p>7.7150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7.59431">
            <text:p>7.5943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67079">
            <text:p>8.6707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.47714">
            <text:p>3.4771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.64436">
            <text:p>6.6443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.65286">
            <text:p>6.6528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6436">
            <text:p>12.643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4.75056">
            <text:p>4.7505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.1721">
            <text:p>13.172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.4452">
            <text:p>13.445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.32319">
            <text:p>6.3231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.68439">
            <text:p>7.6843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42483">
            <text:p>8.4248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.20149">
            <text:p>3.2014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.7094">
            <text:p>3.709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9361">
            <text:p>12.936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5.9723">
            <text:p>15.972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0514">
            <text:p>11.051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09505">
            <text:p>8.0950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71065">
            <text:p>8.7106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.76559">
            <text:p>6.7655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.4407">
            <text:p>21.440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4614">
            <text:p>9.461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7183">
            <text:p>12.718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5.94903">
            <text:p>5.9490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.15648">
            <text:p>6.1564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5682">
            <text:p>11.568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.4864">
            <text:p>15.486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5.01718">
            <text:p>5.0171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3239">
            <text:p>12.323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89395">
            <text:p>8.893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8.1063">
            <text:p>18.106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4.055">
            <text:p>14.05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9246">
            <text:p>10.924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5.02521">
            <text:p>5.0252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4157">
            <text:p>12.415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9701">
            <text:p>10.97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5.1231">
            <text:p>15.123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2173">
            <text:p>10.217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6392">
            <text:p>12.639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05892">
            <text:p>8.0589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.05911">
            <text:p>6.0591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5.97">
            <text:p>15.9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.80709">
            <text:p>5.8070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4.19905">
            <text:p>4.1990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7.62852">
            <text:p>7.6285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1577">
            <text:p>12.157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.41183">
            <text:p>7.4118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9161">
            <text:p>10.916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2618">
            <text:p>10.261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.8058">
            <text:p>17.805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7.5716">
            <text:p>7.571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54476">
            <text:p>8.5447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.89405">
            <text:p>6.8940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0944">
            <text:p>12.094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2256">
            <text:p>11.225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.07562">
            <text:p>2.0756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.51887">
            <text:p>7.5188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22116">
            <text:p>8.2211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3625">
            <text:p>11.362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8665">
            <text:p>11.866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68754">
            <text:p>8.6875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.69986">
            <text:p>5.6998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63711">
            <text:p>8.6371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5.62448">
            <text:p>5.6244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04669">
            <text:p>9.0466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.80124">
            <text:p>4.8012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8421">
            <text:p>9.842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.9879">
            <text:p>15.987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.53705">
            <text:p>4.5370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08694">
            <text:p>9.0869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3341">
            <text:p>10.334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6569">
            <text:p>11.656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-0.0333169">
            <text:p>-0.033316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8.9872">
            <text:p>18.987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.9282">
            <text:p>13.928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77628">
            <text:p>8.7762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41349">
            <text:p>9.4134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00858">
            <text:p>8.0085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.85221">
            <text:p>5.8522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42157">
            <text:p>9.4215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.4941">
            <text:p>13.494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.27988">
            <text:p>6.2798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4.2556">
            <text:p>14.255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71028">
            <text:p>8.7102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.7041">
            <text:p>13.704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6.309">
            <text:p>16.30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14692">
            <text:p>8.1469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2079">
            <text:p>12.207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801">
            <text:p>12.80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6262">
            <text:p>10.626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.85524">
            <text:p>6.8552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1509">
            <text:p>11.150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.9693">
            <text:p>16.969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7.95374">
            <text:p>7.9537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5.7344">
            <text:p>15.734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2114">
            <text:p>12.211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.7878">
            <text:p>13.787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.8265">
            <text:p>16.826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.0469">
            <text:p>19.046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.11034">
            <text:p>3.1103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6.5425">
            <text:p>16.542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78592">
            <text:p>9.7859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4.3956">
            <text:p>14.395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2277">
            <text:p>12.227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24945">
            <text:p>9.2494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43098">
            <text:p>9.4309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.4904">
            <text:p>13.490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1844">
            <text:p>9.184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68892">
            <text:p>8.6889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81386">
            <text:p>9.8138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08616">
            <text:p>8.0861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6181">
            <text:p>10.618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28302">
            <text:p>8.2830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65351">
            <text:p>8.6535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2447">
            <text:p>10.244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6749">
            <text:p>10.674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65256">
            <text:p>9.6525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.975">
            <text:p>13.97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50987">
            <text:p>9.5098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.6416">
            <text:p>13.641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5.384">
            <text:p>15.38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5282">
            <text:p>10.528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9683">
            <text:p>12.968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9812">
            <text:p>8.981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1857">
            <text:p>12.185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7.2009">
            <text:p>17.200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7.91117">
            <text:p>7.9111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80651">
            <text:p>8.8065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6167">
            <text:p>8.616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7.05724">
            <text:p>7.0572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.40585">
            <text:p>4.4058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1435">
            <text:p>12.143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29982">
            <text:p>8.2998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2994">
            <text:p>11.299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4.8867">
            <text:p>14.886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.16615">
            <text:p>5.1661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.11259">
            <text:p>5.1125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.3069">
            <text:p>16.306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.4781">
            <text:p>14.478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7.76741">
            <text:p>7.7674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.15459">
            <text:p>6.1545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9885">
            <text:p>10.988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.35578">
            <text:p>3.3557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50868">
            <text:p>9.5086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.74648">
            <text:p>5.7464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6.5013">
            <text:p>16.501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6506">
            <text:p>10.650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7.2761">
            <text:p>17.276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.8107">
            <text:p>15.810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.224">
            <text:p>6.22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.2013">
            <text:p>20.201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7.8509">
            <text:p>17.850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4736">
            <text:p>11.473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.26974">
            <text:p>2.2697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75604">
            <text:p>8.7560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64">
            <text:p>11.6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35505">
            <text:p>9.3550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.56813">
            <text:p>3.5681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86247">
            <text:p>9.8624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12539">
            <text:p>9.1253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7.50059">
            <text:p>7.5005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.2386">
            <text:p>7.238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.2926">
            <text:p>14.292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4316">
            <text:p>11.431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31222">
            <text:p>8.3122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2668">
            <text:p>11.266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42431">
            <text:p>8.4243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.8318">
            <text:p>13.831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.5719">
            <text:p>17.571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.5026">
            <text:p>16.502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72788">
            <text:p>9.7278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7791">
            <text:p>12.779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908">
            <text:p>12.90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6.3003">
            <text:p>16.300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.7145">
            <text:p>13.714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3312">
            <text:p>10.331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.41697">
            <text:p>6.4169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8.1623">
            <text:p>18.162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8598">
            <text:p>8.859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.4979">
            <text:p>16.497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3644">
            <text:p>11.364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8.5051">
            <text:p>18.505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.3205">
            <text:p>16.320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5357">
            <text:p>10.535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30961">
            <text:p>9.3096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.14438">
            <text:p>3.1443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023">
            <text:p>10.02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2414">
            <text:p>11.241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.66959">
            <text:p>6.6695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4.84252">
            <text:p>4.8425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.75521">
            <text:p>4.7552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81756">
            <text:p>8.8175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.091">
            <text:p>17.09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4798">
            <text:p>12.479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.59967">
            <text:p>3.5996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.32366">
            <text:p>4.3236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4.0248">
            <text:p>14.024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72432">
            <text:p>8.7243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.6849">
            <text:p>13.684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.00162">
            <text:p>6.0016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.89007">
            <text:p>6.8900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4.8361">
            <text:p>14.836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.55553">
            <text:p>5.5555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5.9719">
            <text:p>15.971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5.0399">
            <text:p>15.039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.9627">
            <text:p>13.962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14462">
            <text:p>9.1446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.3433">
            <text:p>17.343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.86428">
            <text:p>6.8642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9448">
            <text:p>11.944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8701">
            <text:p>10.87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57336">
            <text:p>9.5733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0421">
            <text:p>10.042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4336">
            <text:p>11.433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98138">
            <text:p>8.9813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037">
            <text:p>12.03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.3881">
            <text:p>13.388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.24402">
            <text:p>7.2440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49101">
            <text:p>9.491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5.9925">
            <text:p>15.992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64973">
            <text:p>9.6497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8.3334">
            <text:p>18.333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8.1449">
            <text:p>18.144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5.3608">
            <text:p>15.360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7.8581">
            <text:p>7.858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.92213">
            <text:p>4.9221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7041">
            <text:p>8.704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2666">
            <text:p>12.266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.46859">
            <text:p>4.4685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7845">
            <text:p>10.784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85575">
            <text:p>9.8557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.29132">
            <text:p>4.2913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80387">
            <text:p>9.8038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462">
            <text:p>11.46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.13117">
            <text:p>2.1311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.66682">
            <text:p>6.6668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627">
            <text:p>11.62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24722">
            <text:p>9.2472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4.7114">
            <text:p>14.711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7.98532">
            <text:p>7.9853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4118">
            <text:p>8.411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5518">
            <text:p>11.551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7521">
            <text:p>12.752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9687">
            <text:p>12.968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39259">
            <text:p>8.3925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5.6067">
            <text:p>15.606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4.5161">
            <text:p>14.516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.0394">
            <text:p>17.039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.68351">
            <text:p>2.6835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.631">
            <text:p>13.63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.32176">
            <text:p>6.3217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8.6429">
            <text:p>18.642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.1429">
            <text:p>14.142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255">
            <text:p>8.25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84822">
            <text:p>9.8482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4.3436">
            <text:p>14.343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4.0592">
            <text:p>14.059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1492">
            <text:p>11.149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.0844">
            <text:p>14.084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5181">
            <text:p>10.518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46539">
            <text:p>9.4653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7.0883">
            <text:p>17.088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3773">
            <text:p>10.377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.91885">
            <text:p>7.9188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.1567">
            <text:p>13.156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0.43607">
            <text:p>0.4360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8.5863">
            <text:p>18.586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9295">
            <text:p>12.92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47411">
            <text:p>9.4741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1022">
            <text:p>10.102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5.82848">
            <text:p>5.8284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-1.43358">
            <text:p>-1.4335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365">
            <text:p>10.36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.6706">
            <text:p>14.670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.87393">
            <text:p>7.8739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.28625">
            <text:p>7.2862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.5032">
            <text:p>14.503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182">
            <text:p>10.18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55527">
            <text:p>9.5552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5.18605">
            <text:p>5.1860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5.76836">
            <text:p>5.7683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5804">
            <text:p>11.580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9129">
            <text:p>12.912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1089">
            <text:p>12.108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0018">
            <text:p>10.001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5.33715">
            <text:p>5.3371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.58208">
            <text:p>6.5820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.7313">
            <text:p>15.731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0.552765">
            <text:p>0.55276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5.71434">
            <text:p>5.7143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2814">
            <text:p>11.281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0141">
            <text:p>11.014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.26352">
            <text:p>6.2635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.86933">
            <text:p>6.8693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2864">
            <text:p>9.286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4.0868">
            <text:p>14.086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.42771">
            <text:p>4.4277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.40764">
            <text:p>4.4076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4517">
            <text:p>10.451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6533">
            <text:p>11.653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62665">
            <text:p>9.6266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30662">
            <text:p>8.3066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5983">
            <text:p>11.598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5.4534">
            <text:p>15.453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3097">
            <text:p>10.309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9.1353">
            <text:p>19.135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9.8906">
            <text:p>19.890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.8022">
            <text:p>14.802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5.1327">
            <text:p>5.132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7696">
            <text:p>11.769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4.9881">
            <text:p>14.988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10948">
            <text:p>9.1094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5.2112">
            <text:p>15.211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4638">
            <text:p>10.463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3191">
            <text:p>10.319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1.3567">
            <text:p>21.356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1404">
            <text:p>10.140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.6895">
            <text:p>19.68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5.3242">
            <text:p>15.324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6339">
            <text:p>10.633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7351">
            <text:p>11.735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.47152">
            <text:p>3.4715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3736">
            <text:p>11.373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7.0258">
            <text:p>17.025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.0138">
            <text:p>3.013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.35542">
            <text:p>2.3554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.50354">
            <text:p>3.5035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.52395">
            <text:p>6.523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5.44846">
            <text:p>5.4484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75276">
            <text:p>8.7527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.58718">
            <text:p>5.5871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8061">
            <text:p>11.806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.2139">
            <text:p>20.213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.5213">
            <text:p>15.521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2534">
            <text:p>11.253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5381">
            <text:p>11.538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57003">
            <text:p>8.5700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-2.66197">
            <text:p>-2.6619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.1311">
            <text:p>15.131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.1853">
            <text:p>15.185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5814">
            <text:p>12.581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.88566">
            <text:p>6.8856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.50097">
            <text:p>7.5009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8.0255">
            <text:p>18.025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80578">
            <text:p>8.8057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.41963">
            <text:p>2.4196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7052">
            <text:p>10.705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.35901">
            <text:p>7.359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47474">
            <text:p>8.4747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.22286">
            <text:p>1.2228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4894">
            <text:p>10.489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.3949">
            <text:p>13.394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6548">
            <text:p>10.654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968">
            <text:p>10.96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84274">
            <text:p>9.8427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.39395">
            <text:p>6.3939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.6504">
            <text:p>14.650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51401">
            <text:p>9.5140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.42233">
            <text:p>3.4223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5.0455">
            <text:p>15.045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.2321">
            <text:p>14.232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8995">
            <text:p>10.899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7057">
            <text:p>10.705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.0968">
            <text:p>14.096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0456">
            <text:p>11.045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2737">
            <text:p>11.273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6346">
            <text:p>9.634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.8168">
            <text:p>13.816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.97048">
            <text:p>5.9704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7.78145">
            <text:p>7.7814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0823">
            <text:p>11.082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69679">
            <text:p>8.6967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.1561">
            <text:p>15.156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.99015">
            <text:p>5.9901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4.42084">
            <text:p>4.4208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6791">
            <text:p>11.679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.21826">
            <text:p>2.2182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0939">
            <text:p>8.093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.35063">
            <text:p>6.3506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1.6248">
            <text:p>21.624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70138">
            <text:p>9.7013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9816">
            <text:p>12.981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.37153">
            <text:p>6.3715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80271">
            <text:p>9.8027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7652">
            <text:p>11.765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.6624">
            <text:p>13.662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4669">
            <text:p>11.466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12321">
            <text:p>8.1232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5.5694">
            <text:p>15.569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227">
            <text:p>11.22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7.88059">
            <text:p>7.8805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2.5909">
            <text:p>22.590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8117">
            <text:p>10.811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8.1539">
            <text:p>18.153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8976">
            <text:p>10.897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58349">
            <text:p>8.5834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.507">
            <text:p>21.50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8.5915">
            <text:p>18.591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.0273">
            <text:p>13.027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.5758">
            <text:p>17.575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.37">
            <text:p>15.3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61235">
            <text:p>8.6123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.9365">
            <text:p>15.936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8.0484">
            <text:p>18.048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.1082">
            <text:p>14.108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7.46969">
            <text:p>7.4696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.90264">
            <text:p>7.9026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.9608">
            <text:p>16.960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8335">
            <text:p>10.833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4.54222">
            <text:p>4.5422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7.77656">
            <text:p>7.7765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7.5814">
            <text:p>17.581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5.78972">
            <text:p>5.7897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.77448">
            <text:p>6.7744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.58">
            <text:p>13.5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.2639">
            <text:p>13.263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6306">
            <text:p>12.630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39821">
            <text:p>8.3982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.2754">
            <text:p>13.275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92874">
            <text:p>8.9287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5.7614">
            <text:p>15.761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771">
            <text:p>12.77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.9758">
            <text:p>14.975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0721">
            <text:p>11.072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.5581">
            <text:p>14.558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8782">
            <text:p>10.878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7.96589">
            <text:p>7.9658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5891">
            <text:p>12.589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8328">
            <text:p>11.832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0.2845">
            <text:p>20.284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0273">
            <text:p>12.027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.4703">
            <text:p>17.470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851234">
            <text:p>0.85123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.6154">
            <text:p>15.615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.8777">
            <text:p>15.877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.47953">
            <text:p>7.4795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.57368">
            <text:p>1.5736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76068">
            <text:p>9.7606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.68134">
            <text:p>1.6813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785">
            <text:p>11.78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96159">
            <text:p>9.9615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.343">
            <text:p>14.34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4.1007">
            <text:p>14.100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.28415">
            <text:p>6.2841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9.3114">
            <text:p>19.311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.9468">
            <text:p>15.946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4204">
            <text:p>10.420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4587">
            <text:p>12.458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9.4924">
            <text:p>19.492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4087">
            <text:p>12.408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75365">
            <text:p>9.7536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12808">
            <text:p>8.1280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2432">
            <text:p>10.243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7.22503">
            <text:p>7.2250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5.0646">
            <text:p>15.064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.34412">
            <text:p>5.3441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7249">
            <text:p>11.724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2289">
            <text:p>10.228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5.0631">
            <text:p>15.063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8786">
            <text:p>12.878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7.4803">
            <text:p>17.480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.4307">
            <text:p>13.430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2456">
            <text:p>10.245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.13298">
            <text:p>5.1329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2488">
            <text:p>11.248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3282">
            <text:p>10.328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7.05062">
            <text:p>7.0506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1899">
            <text:p>11.189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23033">
            <text:p>9.2303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.53508">
            <text:p>3.5350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3251">
            <text:p>11.325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7.07628">
            <text:p>7.0762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.0694">
            <text:p>13.069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74195">
            <text:p>8.7419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.8982">
            <text:p>20.898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2584">
            <text:p>12.258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9371">
            <text:p>11.937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.3134">
            <text:p>6.313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7.90183">
            <text:p>7.9018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1153">
            <text:p>12.115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2597">
            <text:p>10.259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.75559">
            <text:p>6.7555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1116">
            <text:p>11.111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61578">
            <text:p>8.6157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.2031">
            <text:p>19.203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3924">
            <text:p>11.392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.8096">
            <text:p>5.809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4348">
            <text:p>12.434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8953">
            <text:p>11.895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99165">
            <text:p>9.9916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.0807">
            <text:p>17.080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.826">
            <text:p>14.82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.01245">
            <text:p>7.0124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57678">
            <text:p>9.5767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96817">
            <text:p>9.9681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.06819">
            <text:p>3.0681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.69466">
            <text:p>7.6946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6.4624">
            <text:p>16.462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1569">
            <text:p>10.156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7724">
            <text:p>12.772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5.5349">
            <text:p>15.534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6341">
            <text:p>9.634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5217">
            <text:p>11.521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.6137">
            <text:p>17.613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38408">
            <text:p>8.3840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.82438">
            <text:p>7.8243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03048">
            <text:p>8.0304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.7006">
            <text:p>13.700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941">
            <text:p>11.94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.8533">
            <text:p>17.853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0695">
            <text:p>12.069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.26268">
            <text:p>5.2626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48023">
            <text:p>8.4802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6087">
            <text:p>11.608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8503">
            <text:p>11.850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7.2205">
            <text:p>17.220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.55169">
            <text:p>6.5516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8896">
            <text:p>12.889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.4925">
            <text:p>16.492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47101">
            <text:p>9.4710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.441">
            <text:p>13.44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.0874">
            <text:p>13.087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8098">
            <text:p>12.809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.58563">
            <text:p>3.5856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37166">
            <text:p>9.3716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9897">
            <text:p>10.989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85537">
            <text:p>9.8553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9359">
            <text:p>10.935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0874">
            <text:p>12.087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4.1171">
            <text:p>14.117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.7541">
            <text:p>13.754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7.68081">
            <text:p>7.6808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84276">
            <text:p>8.8427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8.2384">
            <text:p>28.238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.84753">
            <text:p>6.8475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7.67717">
            <text:p>7.6771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4.1487">
            <text:p>14.148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.1481">
            <text:p>13.148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.2961">
            <text:p>15.296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7.01799">
            <text:p>7.0179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6.0371">
            <text:p>16.037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39711">
            <text:p>9.3971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606">
            <text:p>12.60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94406">
            <text:p>8.9440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.64275">
            <text:p>2.6427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.2308">
            <text:p>15.230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5.9922">
            <text:p>15.992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6881">
            <text:p>10.688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.29301">
            <text:p>7.2930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0.494397">
            <text:p>0.49439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.30701">
            <text:p>3.307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.2413">
            <text:p>13.241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8.2502">
            <text:p>18.250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39056">
            <text:p>9.3905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5.5964">
            <text:p>15.596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4281">
            <text:p>12.428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6.8953">
            <text:p>16.895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89706">
            <text:p>9.8970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.76">
            <text:p>20.7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862">
            <text:p>10.86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4745">
            <text:p>10.474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1359">
            <text:p>12.135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.95057">
            <text:p>6.9505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07088">
            <text:p>9.0708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.7681">
            <text:p>13.768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65163">
            <text:p>8.6516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.57372">
            <text:p>5.5737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9585">
            <text:p>11.958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.5406">
            <text:p>13.540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5758">
            <text:p>12.575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.92165">
            <text:p>6.9216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6.9656">
            <text:p>16.965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727">
            <text:p>10.72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2091">
            <text:p>10.209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7.5209">
            <text:p>17.520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38555">
            <text:p>9.3855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8799">
            <text:p>12.879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.8002">
            <text:p>15.800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0.00167941">
            <text:p>0.0016794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.8214">
            <text:p>4.821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0237">
            <text:p>10.023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7.87561">
            <text:p>7.8756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6122">
            <text:p>10.612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8762">
            <text:p>12.876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.4896">
            <text:p>16.489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7.21487">
            <text:p>7.2148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50795">
            <text:p>8.507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.1267">
            <text:p>13.126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7603">
            <text:p>11.760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5.4851">
            <text:p>15.485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9475">
            <text:p>10.947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7823">
            <text:p>10.782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41826">
            <text:p>8.4182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98832">
            <text:p>9.9883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6.9563">
            <text:p>16.956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30974">
            <text:p>8.3097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8781">
            <text:p>10.878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2316">
            <text:p>11.231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5.51442">
            <text:p>5.5144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2912">
            <text:p>12.291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.1583">
            <text:p>17.158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.0562">
            <text:p>14.056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7.83429">
            <text:p>7.8342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3192">
            <text:p>10.319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8054">
            <text:p>12.805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.99686">
            <text:p>3.9968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.3278">
            <text:p>14.327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9254">
            <text:p>12.925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1783">
            <text:p>12.178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7512">
            <text:p>11.751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48491">
            <text:p>8.4849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-0.54296">
            <text:p>-0.5429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4.66445">
            <text:p>4.6644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6.443">
            <text:p>16.44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.7546">
            <text:p>14.754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72962">
            <text:p>9.7296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73677">
            <text:p>8.7367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4268">
            <text:p>11.426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4482">
            <text:p>12.448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84104">
            <text:p>8.8410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22007">
            <text:p>8.2200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.0157">
            <text:p>13.015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.4653">
            <text:p>16.465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38869">
            <text:p>8.3886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.72034">
            <text:p>4.7203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9625">
            <text:p>10.962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78528">
            <text:p>8.7852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.009">
            <text:p>15.00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.1601">
            <text:p>13.16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0.2067">
            <text:p>20.206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34516">
            <text:p>8.3451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2813">
            <text:p>11.281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43104">
            <text:p>9.4310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3094">
            <text:p>10.309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.7728">
            <text:p>15.772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0216">
            <text:p>10.021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.27039">
            <text:p>6.2703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642">
            <text:p>8.64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12227">
            <text:p>9.1222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06629">
            <text:p>9.0662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.4135">
            <text:p>13.413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5.4889">
            <text:p>15.488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5.82207">
            <text:p>5.8220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5451">
            <text:p>8.545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00726">
            <text:p>9.0072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.7642">
            <text:p>13.764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8622">
            <text:p>11.862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.07381">
            <text:p>6.0738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8138">
            <text:p>12.813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7169">
            <text:p>11.716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1481">
            <text:p>12.148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8273">
            <text:p>11.827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4.2322">
            <text:p>14.232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7.72215">
            <text:p>7.7221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.3799">
            <text:p>15.379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6006">
            <text:p>12.600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6.1093">
            <text:p>16.109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.1492">
            <text:p>13.149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8.1291">
            <text:p>18.129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1911">
            <text:p>11.191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55331">
            <text:p>9.5533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.2206">
            <text:p>16.220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5.91383">
            <text:p>5.9138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4421">
            <text:p>11.442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4.3637">
            <text:p>14.363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5095">
            <text:p>10.509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.4689">
            <text:p>13.468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7.15017">
            <text:p>7.1501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.2522">
            <text:p>19.252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7.9459">
            <text:p>17.945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60342">
            <text:p>9.6034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.87539">
            <text:p>3.8753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.9445">
            <text:p>13.944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26">
            <text:p>10.2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4.24595">
            <text:p>4.245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3826">
            <text:p>12.382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0434">
            <text:p>10.043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.77335">
            <text:p>6.7733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4336">
            <text:p>11.433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9936">
            <text:p>8.993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.9769">
            <text:p>17.976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0261">
            <text:p>10.026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4392">
            <text:p>10.439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.63875">
            <text:p>6.6387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18368">
            <text:p>9.1836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.22412">
            <text:p>2.2241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7.91515">
            <text:p>7.9151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.52936">
            <text:p>7.5293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.93003">
            <text:p>5.9300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7.11897">
            <text:p>7.1189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.8497">
            <text:p>17.849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.79947">
            <text:p>6.7994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9407">
            <text:p>10.940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.7672">
            <text:p>4.767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.07131">
            <text:p>5.0713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.18138">
            <text:p>1.1813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23807">
            <text:p>8.2380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0696">
            <text:p>11.069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2386">
            <text:p>12.238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3961">
            <text:p>12.396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-0.260608">
            <text:p>-0.26060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4.1802">
            <text:p>14.180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.04505">
            <text:p>6.0450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85056">
            <text:p>9.8505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5675">
            <text:p>11.567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7.4466">
            <text:p>7.446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7.43148">
            <text:p>7.4314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7672">
            <text:p>10.767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4.506">
            <text:p>14.50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4.8094">
            <text:p>4.809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.99393">
            <text:p>4.9939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71113">
            <text:p>9.7111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.6102">
            <text:p>15.610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7.6003">
            <text:p>7.600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9.73">
            <text:p>19.7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3219">
            <text:p>12.321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7.2021">
            <text:p>17.202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5.15185">
            <text:p>5.1518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4.2693">
            <text:p>14.269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6387">
            <text:p>12.638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.9444">
            <text:p>14.944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.6585">
            <text:p>14.658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4035">
            <text:p>12.403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.6417">
            <text:p>13.641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.4815">
            <text:p>13.481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-0.808897">
            <text:p>-0.80889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4237">
            <text:p>11.423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.96198">
            <text:p>5.9619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6215">
            <text:p>10.621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.3526">
            <text:p>14.352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21446">
            <text:p>9.2144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.69011">
            <text:p>4.6901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4282">
            <text:p>11.428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.30411">
            <text:p>7.3041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7.94502">
            <text:p>7.9450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.8136">
            <text:p>13.813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4.5183">
            <text:p>14.518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.4741">
            <text:p>16.474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26053">
            <text:p>9.2605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8387">
            <text:p>10.838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.57251">
            <text:p>5.5725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5396">
            <text:p>11.539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.80396">
            <text:p>6.8039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99964">
            <text:p>9.9996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5917">
            <text:p>11.591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2075">
            <text:p>12.207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5.57235">
            <text:p>5.5723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.24144">
            <text:p>7.2414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.074">
            <text:p>23.07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4388">
            <text:p>11.438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.1911">
            <text:p>14.191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.82186">
            <text:p>5.8218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5.15031">
            <text:p>5.1503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4.5173">
            <text:p>14.517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1729">
            <text:p>10.172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.09562">
            <text:p>7.0956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5421">
            <text:p>11.542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8.0801">
            <text:p>18.08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9238">
            <text:p>11.923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.5948">
            <text:p>14.594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2078">
            <text:p>12.207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7872">
            <text:p>10.787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4.402">
            <text:p>14.40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.86445">
            <text:p>7.8644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.26894">
            <text:p>6.2689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7.60288">
            <text:p>7.6028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.74087">
            <text:p>6.7408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1707">
            <text:p>12.170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9801">
            <text:p>12.98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07245">
            <text:p>9.0724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.98527">
            <text:p>6.9852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.41484">
            <text:p>5.4148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.3346">
            <text:p>13.334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.9555">
            <text:p>17.955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6.3236">
            <text:p>16.323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.5733">
            <text:p>13.573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41988">
            <text:p>8.4198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8422">
            <text:p>10.842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59288">
            <text:p>9.5928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.96207">
            <text:p>7.9620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.38314">
            <text:p>2.3831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.4152">
            <text:p>13.415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5.80058">
            <text:p>5.8005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.0951">
            <text:p>13.095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51212">
            <text:p>8.5121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1298">
            <text:p>12.129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934">
            <text:p>10.93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6.6675">
            <text:p>16.667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.9801">
            <text:p>15.980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.1281">
            <text:p>13.128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3231">
            <text:p>11.323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9364">
            <text:p>11.936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62604">
            <text:p>9.6260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.0125">
            <text:p>13.012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9522">
            <text:p>12.952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.25407">
            <text:p>6.2540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.0237">
            <text:p>20.023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.64947">
            <text:p>6.6494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.674">
            <text:p>14.67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0.952324">
            <text:p>0.95232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.017">
            <text:p>14.01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2083">
            <text:p>11.208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.055">
            <text:p>15.05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8123">
            <text:p>11.812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.9408">
            <text:p>14.940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77351">
            <text:p>8.7735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.49675">
            <text:p>7.4967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787">
            <text:p>12.78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3908">
            <text:p>12.390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4.4229">
            <text:p>14.422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9769">
            <text:p>12.976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7128">
            <text:p>12.712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7995">
            <text:p>10.79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063">
            <text:p>12.06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7.1281">
            <text:p>7.128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.6139">
            <text:p>16.613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2843">
            <text:p>11.284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6.4864">
            <text:p>16.486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7395">
            <text:p>8.739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07395">
            <text:p>8.073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2624">
            <text:p>9.262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4.86083">
            <text:p>4.8608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.32265">
            <text:p>6.3226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09021">
            <text:p>8.0902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94492">
            <text:p>8.9449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7809">
            <text:p>10.780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.42699">
            <text:p>3.4269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5.0029">
            <text:p>15.002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.87944">
            <text:p>7.8794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7.0099">
            <text:p>17.009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.20187">
            <text:p>2.2018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8.6916">
            <text:p>18.691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6085">
            <text:p>11.608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68049">
            <text:p>9.6804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.8814">
            <text:p>7.881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7808">
            <text:p>11.780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60152">
            <text:p>9.6015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55826">
            <text:p>9.5582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.1121">
            <text:p>7.112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5693">
            <text:p>11.569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.0854">
            <text:p>20.085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.4954">
            <text:p>13.495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.5375">
            <text:p>6.537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6.7709">
            <text:p>16.770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8.3708">
            <text:p>18.370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.9037">
            <text:p>2.903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.4837">
            <text:p>19.483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.36959">
            <text:p>6.3695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5.57812">
            <text:p>5.5781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.87775">
            <text:p>2.8777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9491">
            <text:p>12.949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22326">
            <text:p>8.2232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.43411">
            <text:p>2.4341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-4.44517">
            <text:p>-4.4451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8441">
            <text:p>11.844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.97285">
            <text:p>5.9728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.1679">
            <text:p>13.167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-2.8431">
            <text:p>-2.843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9387">
            <text:p>12.938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.5309">
            <text:p>13.530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.50978">
            <text:p>4.5097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.22271">
            <text:p>2.2227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8626">
            <text:p>9.862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33699">
            <text:p>9.3369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2345">
            <text:p>12.234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.11273">
            <text:p>2.1127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.0372">
            <text:p>17.037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.17811">
            <text:p>5.1781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.66519">
            <text:p>7.6651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5.5588">
            <text:p>15.558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9607">
            <text:p>11.960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.9541">
            <text:p>16.954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56318">
            <text:p>8.5631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.4014">
            <text:p>15.401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.369">
            <text:p>13.36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.57497">
            <text:p>3.5749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2754">
            <text:p>10.275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.26669">
            <text:p>3.2666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.024">
            <text:p>13.02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34">
            <text:p>12.3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.85171">
            <text:p>6.8517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.09536">
            <text:p>1.0953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.37363">
            <text:p>7.3736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5692">
            <text:p>11.569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7.3583">
            <text:p>17.358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.89125">
            <text:p>7.8912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.3733">
            <text:p>17.373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2382">
            <text:p>12.238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4166">
            <text:p>10.416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6871">
            <text:p>12.687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0035">
            <text:p>12.003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.0679">
            <text:p>16.067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5.42674">
            <text:p>5.4267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1823">
            <text:p>8.182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5.588">
            <text:p>15.58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89092">
            <text:p>8.8909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74502">
            <text:p>9.7450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08654">
            <text:p>9.0865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.99653">
            <text:p>7.9965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1425">
            <text:p>12.142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5.386">
            <text:p>15.38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41809">
            <text:p>8.4180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.18113">
            <text:p>3.1811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.6017">
            <text:p>19.601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5.5558">
            <text:p>15.555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4.5155">
            <text:p>24.515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.8113">
            <text:p>6.811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.2244">
            <text:p>13.224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4143">
            <text:p>10.414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9085">
            <text:p>10.908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4.6884">
            <text:p>14.688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24">
            <text:p>12.2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4.65852">
            <text:p>4.6585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4.72784">
            <text:p>4.7278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2258">
            <text:p>10.225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4.4376">
            <text:p>14.437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.83291">
            <text:p>6.8329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.0376">
            <text:p>14.037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.82417">
            <text:p>7.8241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9173">
            <text:p>12.917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5251">
            <text:p>12.525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801">
            <text:p>12.80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1615">
            <text:p>11.161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3232">
            <text:p>12.323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67378">
            <text:p>8.6737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.2647">
            <text:p>15.264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.1533">
            <text:p>19.153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.86195">
            <text:p>6.8619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.034">
            <text:p>17.03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5.2477">
            <text:p>5.247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.99943">
            <text:p>7.9994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5.80251">
            <text:p>5.8025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.0091">
            <text:p>23.009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.21168">
            <text:p>7.2116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3759">
            <text:p>10.375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75806">
            <text:p>9.7580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.43045">
            <text:p>4.4304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5.47563">
            <text:p>5.4756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.98564">
            <text:p>2.9856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6087">
            <text:p>11.608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6.5535">
            <text:p>16.553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2641">
            <text:p>11.264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6.1476">
            <text:p>16.147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8342">
            <text:p>12.834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318">
            <text:p>9.31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9.9289">
            <text:p>19.928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7.06387">
            <text:p>7.0638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8.1646">
            <text:p>18.164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6.8258">
            <text:p>16.825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0665">
            <text:p>12.066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.8015">
            <text:p>20.801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4.4171">
            <text:p>14.417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2013">
            <text:p>11.201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8563">
            <text:p>12.856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958">
            <text:p>11.95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.8462">
            <text:p>15.846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.4214">
            <text:p>16.421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359">
            <text:p>10.35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90035">
            <text:p>9.9003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4827">
            <text:p>12.482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1012">
            <text:p>11.101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.65426">
            <text:p>5.6542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8527">
            <text:p>10.852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1352">
            <text:p>12.135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4.8551">
            <text:p>14.855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.35721">
            <text:p>1.3572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.4413">
            <text:p>13.441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91765">
            <text:p>8.9176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.9814">
            <text:p>15.981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8012">
            <text:p>11.801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95018">
            <text:p>8.9501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37588">
            <text:p>9.3758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17984">
            <text:p>8.1798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.8206">
            <text:p>13.820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.0868">
            <text:p>6.086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.3543">
            <text:p>4.354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559">
            <text:p>10.55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3621">
            <text:p>12.362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.3283">
            <text:p>14.328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.6062">
            <text:p>15.606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682553">
            <text:p>0.68255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.513">
            <text:p>16.51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.58158">
            <text:p>6.5815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7.19429">
            <text:p>7.1942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.75678">
            <text:p>3.7567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4718">
            <text:p>12.471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72369">
            <text:p>8.7236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7.9424">
            <text:p>17.942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.2029">
            <text:p>13.202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.9439">
            <text:p>19.943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9912">
            <text:p>10.991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5.9119">
            <text:p>5.911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.459">
            <text:p>20.45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7056">
            <text:p>10.705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07181">
            <text:p>8.0718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31518">
            <text:p>9.3151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78156">
            <text:p>9.7815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7641">
            <text:p>12.764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48055">
            <text:p>9.4805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2297">
            <text:p>11.229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5062">
            <text:p>11.506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.8752">
            <text:p>16.875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.75531">
            <text:p>3.7553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.1206">
            <text:p>6.120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4.8792">
            <text:p>14.879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863">
            <text:p>10.86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4.6186">
            <text:p>14.618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832">
            <text:p>10.83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41516">
            <text:p>9.4151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3881">
            <text:p>12.388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.7047">
            <text:p>16.704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7.2262">
            <text:p>7.226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.3448">
            <text:p>16.344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3637">
            <text:p>12.363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5.69568">
            <text:p>5.6956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618">
            <text:p>11.61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3044">
            <text:p>12.304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9.1247">
            <text:p>19.124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7078">
            <text:p>10.707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.229">
            <text:p>13.22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.4121">
            <text:p>4.412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.9176">
            <text:p>14.917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.9612">
            <text:p>13.961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.739">
            <text:p>17.73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21532">
            <text:p>9.2153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538">
            <text:p>9.53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.6965">
            <text:p>16.696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.1127">
            <text:p>13.112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2367">
            <text:p>10.236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.8488">
            <text:p>13.848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7.48642">
            <text:p>7.4864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869">
            <text:p>12.86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0998">
            <text:p>11.099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16287">
            <text:p>8.1628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19858">
            <text:p>9.1985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5558">
            <text:p>10.555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.62438">
            <text:p>3.6243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5.30236">
            <text:p>5.3023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.325">
            <text:p>15.32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.232">
            <text:p>14.23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.24687">
            <text:p>3.2468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9256">
            <text:p>10.925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.253">
            <text:p>15.25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38829">
            <text:p>8.3882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.0194">
            <text:p>14.019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7479">
            <text:p>8.747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447">
            <text:p>8.44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5188">
            <text:p>11.518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.3925">
            <text:p>13.392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.3501">
            <text:p>15.35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2644">
            <text:p>10.264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.69212">
            <text:p>4.6921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9237">
            <text:p>11.923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90982">
            <text:p>9.9098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5708">
            <text:p>11.570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4.7068">
            <text:p>14.706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477">
            <text:p>10.47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.5608">
            <text:p>16.560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4.3298">
            <text:p>14.329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05836">
            <text:p>9.0583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7881">
            <text:p>12.788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.04105">
            <text:p>7.0410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4416">
            <text:p>11.441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5.68831">
            <text:p>5.6883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91414">
            <text:p>8.9141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.2269">
            <text:p>13.226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.96334">
            <text:p>6.9633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5.3909">
            <text:p>15.390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03702">
            <text:p>9.0370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86093">
            <text:p>9.8609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.31764">
            <text:p>5.3176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2386">
            <text:p>10.238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.607">
            <text:p>16.60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.2294">
            <text:p>16.229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3639">
            <text:p>8.363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5.6158">
            <text:p>15.615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.7527">
            <text:p>17.752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.38722">
            <text:p>7.3872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069">
            <text:p>12.06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3054">
            <text:p>12.305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06769">
            <text:p>8.0676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5044">
            <text:p>12.504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319">
            <text:p>12.31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4.4671">
            <text:p>14.467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.7925">
            <text:p>13.792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29329">
            <text:p>8.2932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7.5535">
            <text:p>17.553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.7738">
            <text:p>14.773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9579">
            <text:p>11.957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.0743">
            <text:p>15.074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784">
            <text:p>10.78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.3153">
            <text:p>6.315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6588">
            <text:p>10.658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.22183">
            <text:p>3.2218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.17247">
            <text:p>1.1724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5468">
            <text:p>12.546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.25931">
            <text:p>3.2593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.0851">
            <text:p>5.085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.00365">
            <text:p>4.0036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14872">
            <text:p>9.1487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7152">
            <text:p>11.715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.3727">
            <text:p>13.372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.78392">
            <text:p>6.7839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.00697">
            <text:p>6.0069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.18705">
            <text:p>5.1870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.60919">
            <text:p>5.6091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.4442">
            <text:p>15.444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.97628">
            <text:p>6.9762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.89963">
            <text:p>5.8996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53248">
            <text:p>8.5324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.91384">
            <text:p>3.9138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5.9945">
            <text:p>15.994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15448">
            <text:p>8.1544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18648">
            <text:p>9.1864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.8168">
            <text:p>13.816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.23338">
            <text:p>6.2333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.2901">
            <text:p>16.290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7236">
            <text:p>11.723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.80797">
            <text:p>6.8079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.75547">
            <text:p>6.7554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.0334">
            <text:p>13.033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.17">
            <text:p>14.1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4719">
            <text:p>11.471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5889">
            <text:p>11.588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6327">
            <text:p>12.632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2745">
            <text:p>11.274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4.8674">
            <text:p>14.867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46705">
            <text:p>8.4670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.72288">
            <text:p>2.7228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3964">
            <text:p>11.396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.0502">
            <text:p>13.050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67472">
            <text:p>8.6747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4.94964">
            <text:p>4.9496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7064">
            <text:p>12.706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.2027">
            <text:p>15.202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2993">
            <text:p>10.299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3301">
            <text:p>12.330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2989">
            <text:p>12.298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5.752">
            <text:p>15.75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811">
            <text:p>11.81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.63557">
            <text:p>3.6355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859">
            <text:p>10.85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.57009">
            <text:p>3.5700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15959">
            <text:p>9.1595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2939">
            <text:p>12.293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22">
            <text:p>12.2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5915">
            <text:p>12.591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2877">
            <text:p>12.287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4678">
            <text:p>12.467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.4375">
            <text:p>16.437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.9079">
            <text:p>2.907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6123">
            <text:p>11.612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1632">
            <text:p>10.163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4628">
            <text:p>11.462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1373">
            <text:p>10.137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8292">
            <text:p>11.829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59088">
            <text:p>9.5908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.0734">
            <text:p>15.073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5.10505">
            <text:p>5.1050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.61566">
            <text:p>6.6156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6.1961">
            <text:p>16.196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8.2003">
            <text:p>18.200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.39886">
            <text:p>4.3988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.27854">
            <text:p>5.2785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4.24029">
            <text:p>4.2402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.48649">
            <text:p>1.4864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.4742">
            <text:p>6.474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6.2142">
            <text:p>16.214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.94082">
            <text:p>7.9408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35015">
            <text:p>9.3501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8052">
            <text:p>11.805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5.2622">
            <text:p>15.262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.4138">
            <text:p>15.413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8323">
            <text:p>10.832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54">
            <text:p>11.5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02351">
            <text:p>9.0235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0.216155">
            <text:p>0.21615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5153">
            <text:p>11.515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7.51389">
            <text:p>7.5138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.73297">
            <text:p>6.7329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40998">
            <text:p>9.4099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.75999">
            <text:p>3.7599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.2213">
            <text:p>16.221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4.77644">
            <text:p>4.7764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025">
            <text:p>11.02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5.5349">
            <text:p>15.534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4.9361">
            <text:p>14.936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7.5637">
            <text:p>17.563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79094">
            <text:p>8.7909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.6505">
            <text:p>26.650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4.73548">
            <text:p>4.7354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.16273">
            <text:p>6.1627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4052">
            <text:p>10.405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56897">
            <text:p>9.5689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.60864">
            <text:p>4.6086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7.97365">
            <text:p>7.9736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8451">
            <text:p>11.845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.95576">
            <text:p>6.9557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.87003">
            <text:p>6.8700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885">
            <text:p>10.88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.6179">
            <text:p>13.617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4.09075">
            <text:p>4.0907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.5699">
            <text:p>17.569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.4823">
            <text:p>14.482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84459">
            <text:p>8.8445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9433">
            <text:p>10.943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5.86266">
            <text:p>5.8626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6754">
            <text:p>8.675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5.3345">
            <text:p>15.334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9.893">
            <text:p>19.89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3391">
            <text:p>10.339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8386">
            <text:p>10.838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7.37144">
            <text:p>7.3714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.7336">
            <text:p>13.733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2586">
            <text:p>8.258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8.6132">
            <text:p>18.613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.047">
            <text:p>13.04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.606">
            <text:p>15.60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5588">
            <text:p>11.558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73709">
            <text:p>8.7370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.18979">
            <text:p>6.1897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.96168">
            <text:p>6.9616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30904">
            <text:p>8.3090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3825">
            <text:p>8.382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.4798">
            <text:p>13.479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.993">
            <text:p>6.99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83695">
            <text:p>8.836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.274">
            <text:p>13.27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0364">
            <text:p>10.036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99462">
            <text:p>9.9946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41486">
            <text:p>8.4148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13279">
            <text:p>8.1327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.74015">
            <text:p>4.7401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433">
            <text:p>11.43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.2473">
            <text:p>13.247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46663">
            <text:p>8.4666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.5364">
            <text:p>15.536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00834">
            <text:p>8.0083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8299">
            <text:p>12.829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6885">
            <text:p>12.688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5715">
            <text:p>10.571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46847">
            <text:p>9.4684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173465">
            <text:p>0.17346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03514">
            <text:p>8.0351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81547">
            <text:p>8.8154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.23458">
            <text:p>7.2345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3651">
            <text:p>12.365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57622">
            <text:p>8.5762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7.8429">
            <text:p>17.842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3988">
            <text:p>12.398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87751">
            <text:p>9.8775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28058">
            <text:p>8.2805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4.9645">
            <text:p>14.964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8.4668">
            <text:p>18.466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.32155">
            <text:p>6.3215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.5806">
            <text:p>17.580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01244">
            <text:p>9.0124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75884">
            <text:p>8.7588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.6586">
            <text:p>13.658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1439">
            <text:p>11.143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.3218">
            <text:p>13.321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.1218">
            <text:p>13.121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7.4655">
            <text:p>17.465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6.243">
            <text:p>16.24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5149">
            <text:p>12.514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4498">
            <text:p>11.449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.82823">
            <text:p>3.8282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.59801">
            <text:p>6.5980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86377">
            <text:p>9.8637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38866">
            <text:p>9.3886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20933">
            <text:p>9.2093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52411">
            <text:p>9.5241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0289">
            <text:p>12.028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4878">
            <text:p>12.487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.8918">
            <text:p>13.891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.21474">
            <text:p>6.2147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.71">
            <text:p>14.7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8.7329">
            <text:p>18.732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8477">
            <text:p>9.847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5.8646">
            <text:p>15.864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28642">
            <text:p>9.2864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.26541">
            <text:p>6.2654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.669">
            <text:p>13.66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5.491">
            <text:p>15.49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.3313">
            <text:p>16.331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5794">
            <text:p>11.579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2619">
            <text:p>11.261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7.64764">
            <text:p>7.6476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.5566">
            <text:p>13.556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54178">
            <text:p>9.5417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7319">
            <text:p>11.731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7.3142">
            <text:p>17.314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0664">
            <text:p>10.066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08156">
            <text:p>9.0815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.0978">
            <text:p>13.097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4.7197">
            <text:p>14.719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-1.22083">
            <text:p>-1.2208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53506">
            <text:p>9.5350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65169">
            <text:p>9.6516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.0355">
            <text:p>14.035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7094">
            <text:p>10.709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.49255">
            <text:p>3.4925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8295">
            <text:p>8.82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354">
            <text:p>12.35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.489">
            <text:p>2.48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9.0895">
            <text:p>19.089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.17549">
            <text:p>5.1754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.77122">
            <text:p>2.7712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377">
            <text:p>10.37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76984">
            <text:p>8.7698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.2277">
            <text:p>17.227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.47967">
            <text:p>7.4796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5103">
            <text:p>12.510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18291">
            <text:p>9.1829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9278">
            <text:p>10.927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3448">
            <text:p>10.344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7.75354">
            <text:p>7.7535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9912">
            <text:p>12.991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.5585">
            <text:p>13.558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.74">
            <text:p>13.7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4.2156">
            <text:p>14.215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.7989">
            <text:p>19.798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99506">
            <text:p>0.9950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5.7713">
            <text:p>15.771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4233">
            <text:p>10.423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4785">
            <text:p>12.478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.6207">
            <text:p>15.620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5341">
            <text:p>11.534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3509">
            <text:p>10.350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0.6235">
            <text:p>20.623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.6151">
            <text:p>16.615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6427">
            <text:p>11.642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4.071">
            <text:p>14.07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6.9563">
            <text:p>16.956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.35625">
            <text:p>7.3562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50097">
            <text:p>8.5009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4.86408">
            <text:p>4.8640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.5131">
            <text:p>14.513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.2982">
            <text:p>17.298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30781">
            <text:p>9.3078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4.37977">
            <text:p>4.3797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6352">
            <text:p>11.635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.6563">
            <text:p>17.656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8.1889">
            <text:p>18.188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.21584">
            <text:p>6.2158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02926">
            <text:p>9.0292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4.05116">
            <text:p>4.0511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4.1776">
            <text:p>14.177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-1.72357">
            <text:p>-1.7235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678">
            <text:p>12.67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.49847">
            <text:p>2.4984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.25051">
            <text:p>6.2505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.50662">
            <text:p>2.5066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.55437">
            <text:p>2.5543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183">
            <text:p>11.18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7.42089">
            <text:p>7.4208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.56587">
            <text:p>6.5658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.52829">
            <text:p>6.5282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0774">
            <text:p>11.077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5.2817">
            <text:p>15.281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94796">
            <text:p>8.9479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4152">
            <text:p>12.415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24362">
            <text:p>9.2436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7.0128">
            <text:p>17.012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4.8761">
            <text:p>14.876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.0813">
            <text:p>13.081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4464">
            <text:p>10.446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.7007">
            <text:p>13.700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4889">
            <text:p>12.488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.857">
            <text:p>13.85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-0.84598">
            <text:p>-0.8459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.57933">
            <text:p>5.5793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8.1387">
            <text:p>18.138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5213">
            <text:p>12.521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.62878">
            <text:p>6.6287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7.2936">
            <text:p>17.293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.7267">
            <text:p>13.726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8891">
            <text:p>11.889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34809">
            <text:p>9.3480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4.10489">
            <text:p>4.1048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8158">
            <text:p>8.815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.70751">
            <text:p>1.7075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75454">
            <text:p>8.7545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.09708">
            <text:p>6.0970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87371">
            <text:p>8.8737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2952">
            <text:p>12.295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.71102">
            <text:p>6.7110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4.2032">
            <text:p>14.203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1984">
            <text:p>8.198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.27675">
            <text:p>7.2767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54252">
            <text:p>8.5425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656">
            <text:p>10.65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5.7927">
            <text:p>15.792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9555">
            <text:p>12.955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943">
            <text:p>12.94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5.05977">
            <text:p>5.0597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.5356">
            <text:p>14.535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7946">
            <text:p>12.794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5.229">
            <text:p>15.22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.8318">
            <text:p>3.831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.6061">
            <text:p>20.606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50804">
            <text:p>8.5080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4.11224">
            <text:p>4.1122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.63973">
            <text:p>4.6397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71966">
            <text:p>8.7196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6.0232">
            <text:p>16.023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.98498">
            <text:p>6.9849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.63403">
            <text:p>6.6340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8272">
            <text:p>11.827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.0586">
            <text:p>14.058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.25944">
            <text:p>5.2594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5496">
            <text:p>12.549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.7746">
            <text:p>14.774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6.4494">
            <text:p>16.449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6.7871">
            <text:p>16.787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3825">
            <text:p>12.382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89799">
            <text:p>9.8979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.68663">
            <text:p>2.6866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.40033">
            <text:p>6.4003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43701">
            <text:p>8.437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.75504">
            <text:p>6.7550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0.4334">
            <text:p>20.433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8053">
            <text:p>10.805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22552">
            <text:p>9.2255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1.4145">
            <text:p>21.414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.8686">
            <text:p>16.868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.5228">
            <text:p>13.522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.99888">
            <text:p>6.9988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.63091">
            <text:p>6.6309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7.12467">
            <text:p>7.1246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6379">
            <text:p>11.637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8466">
            <text:p>12.846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.72164">
            <text:p>5.7216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.21654">
            <text:p>3.2165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05904">
            <text:p>9.0590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8958">
            <text:p>12.895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8.2373">
            <text:p>18.237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7593">
            <text:p>11.759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8474">
            <text:p>10.847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5177">
            <text:p>11.517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.04761">
            <text:p>6.0476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83506">
            <text:p>8.8350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3.318">
            <text:p>23.31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.49755">
            <text:p>6.4975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8.7127">
            <text:p>18.712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04249">
            <text:p>8.0424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.8043">
            <text:p>14.804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36787">
            <text:p>9.3678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5.482">
            <text:p>15.48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6284">
            <text:p>11.628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.57706">
            <text:p>5.5770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.7457">
            <text:p>15.745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91951">
            <text:p>8.9195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.73475">
            <text:p>6.7347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8575">
            <text:p>11.857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9502">
            <text:p>12.950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.43446">
            <text:p>7.4344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7418">
            <text:p>11.741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373">
            <text:p>10.37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22663">
            <text:p>8.2266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29053">
            <text:p>9.2905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0525">
            <text:p>9.052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.52774">
            <text:p>7.5277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2408">
            <text:p>10.240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.9837">
            <text:p>19.983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29129">
            <text:p>9.2912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7.94932">
            <text:p>7.9493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4.66186">
            <text:p>4.6618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19028">
            <text:p>9.1902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.5782">
            <text:p>13.578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4.3313">
            <text:p>14.331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4704">
            <text:p>11.470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62662">
            <text:p>9.6266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.37619">
            <text:p>5.3761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.38994">
            <text:p>3.3899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0616">
            <text:p>9.061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.522">
            <text:p>17.52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8926">
            <text:p>12.892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.40338">
            <text:p>3.4033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.08018">
            <text:p>7.0801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5.9768">
            <text:p>15.976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.69675">
            <text:p>7.6967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.0871">
            <text:p>13.087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4.00481">
            <text:p>4.0048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5.1995">
            <text:p>15.19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69083">
            <text:p>8.6908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.8827">
            <text:p>16.882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9104">
            <text:p>11.910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.5427">
            <text:p>13.542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4.9237">
            <text:p>14.923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4.1023">
            <text:p>14.102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427">
            <text:p>9.42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.0808">
            <text:p>23.080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.2614">
            <text:p>13.261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043">
            <text:p>9.04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66187">
            <text:p>8.6618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0758">
            <text:p>10.075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42448">
            <text:p>9.4244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6.506">
            <text:p>16.50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4.4313">
            <text:p>4.431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.785">
            <text:p>13.78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5.1617">
            <text:p>15.161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4.40688">
            <text:p>4.4068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7692">
            <text:p>10.769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8348">
            <text:p>12.834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.9867">
            <text:p>10.986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40352">
            <text:p>9.4035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4711">
            <text:p>12.471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9795">
            <text:p>11.97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-3.42062">
            <text:p>-3.4206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7.09909">
            <text:p>7.0990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.24637">
            <text:p>1.2463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0655">
            <text:p>11.065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2958">
            <text:p>10.295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1366">
            <text:p>11.136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.90705">
            <text:p>6.9070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.2033">
            <text:p>13.203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02594">
            <text:p>9.0259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27431">
            <text:p>9.2743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.45565">
            <text:p>6.4556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.2468">
            <text:p>16.246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8.7048">
            <text:p>18.704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.41506">
            <text:p>2.4150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.3014">
            <text:p>13.301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4.96807">
            <text:p>4.9680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.45883">
            <text:p>7.4588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.0504">
            <text:p>19.050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.2442">
            <text:p>13.244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3799">
            <text:p>11.379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51058">
            <text:p>9.5105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8.1129">
            <text:p>18.112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0.751">
            <text:p>10.75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62019">
            <text:p>8.6201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87916">
            <text:p>9.8791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.77363">
            <text:p>3.7736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.60687">
            <text:p>6.6068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8158">
            <text:p>11.815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0106">
            <text:p>12.010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5628">
            <text:p>11.562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66175">
            <text:p>8.6617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6.1817">
            <text:p>16.181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61925">
            <text:p>8.6192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.05904">
            <text:p>2.0590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.6732">
            <text:p>12.673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.75904">
            <text:p>2.7590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40379">
            <text:p>8.4037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95369">
            <text:p>9.9536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13019">
            <text:p>8.1301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.6647">
            <text:p>13.664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7.4609">
            <text:p>17.460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5.5542">
            <text:p>15.554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97071">
            <text:p>9.9707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4.7021">
            <text:p>14.702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5.2551">
            <text:p>15.255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.5113">
            <text:p>16.511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5.2808">
            <text:p>15.280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2308">
            <text:p>11.230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35203">
            <text:p>9.3520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6662">
            <text:p>11.666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.6439">
            <text:p>13.643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.0033">
            <text:p>15.003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.1896">
            <text:p>13.189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2927">
            <text:p>11.292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.38799">
            <text:p>6.3879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.5058">
            <text:p>13.505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.3627">
            <text:p>13.362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5.05143">
            <text:p>5.0514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6.6765">
            <text:p>16.676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.15025">
            <text:p>3.1502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.2946">
            <text:p>19.294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82863">
            <text:p>8.8286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.22021">
            <text:p>4.2202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.8178">
            <text:p>15.817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.4884">
            <text:p>14.488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7.1929">
            <text:p>17.192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.68868">
            <text:p>5.6886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5152">
            <text:p>11.515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0.9836">
            <text:p>20.983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1.0532">
            <text:p>11.053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8.0835">
            <text:p>18.083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.7218">
            <text:p>13.721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4.3593">
            <text:p>14.359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97329">
            <text:p>8.9732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5.4147">
            <text:p>15.414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.65644">
            <text:p>7.6564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8561">
            <text:p>11.856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8.0263">
            <text:p>18.026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.52518">
            <text:p>5.5251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.7303">
            <text:p>13.730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.5543">
            <text:p>13.554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90479">
            <text:p>8.9047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8.005">
            <text:p>18.00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67353">
            <text:p>9.6735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.68292">
            <text:p>5.6829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4.30395">
            <text:p>4.303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.589">
            <text:p>12.58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75377">
            <text:p>9.7537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7.64696">
            <text:p>7.6469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.1678">
            <text:p>17.167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.3517">
            <text:p>11.351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.63393">
            <text:p>9.6339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9.61682">
            <text:p>9.6168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.7607">
            <text:p>15.760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7.19745">
            <text:p>7.1974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.97592">
            <text:p>8.9759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59885">
            <text:p>8.5988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.36137">
            <text:p>3.3613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.30808">
            <text:p>1.3080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5.4937">
            <text:p>15.493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4.76622">
            <text:p>4.7662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.57437">
            <text:p>8.5743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.1302">
            <text:p>13.130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8.9458">
            <text:p>18.945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.85061">
            <text:p>2.85061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